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5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23333333333333cm" style:use-optimal-column-width="true"/>
    </style:style>
    <style:style style:name="co2" style:family="table-column">
      <style:table-column-properties fo:break-before="auto" style:column-width="3.86291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tadísticas_de_Energía_Entreg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PROVINCIA</text:p>
          </table:table-cell>
          <table:table-cell office:value-type="string" table:style-name="ce2">
            <text:p><text:s/>ENERGIA ENTREGADA<text:s/></text:p>
          </table:table-cell>
          <table:table-cell office:value-type="string" table:style-name="ce2">
            <text:p>MES</text:p>
          </table:table-cell>
          <table:table-cell office:value-type="string" table:style-name="ce2">
            <text:p>ANO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4900165.41" table:style-name="ce2">
            <text:p>4900165.41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6684574.68" table:style-name="ce2">
            <text:p>66684574.68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179208.17" table:style-name="ce2">
            <text:p>5179208.17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19982012.41" table:style-name="ce2">
            <text:p>19982012.41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2908858.460000001" table:style-name="ce2">
            <text:p>22908858.46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669036.7599999998" table:style-name="ce2">
            <text:p>8669036.76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050840.93" table:style-name="ce2">
            <text:p>3050840.93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6776705.840000004" table:style-name="ce2">
            <text:p>36776705.84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74256593.81" table:style-name="ce2">
            <text:p>174256593.8</text:p>
          </table:table-cell>
          <table:table-cell office:value-type="string" table:style-name="ce2">
            <text:p>EN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4590617.42" table:style-name="ce2">
            <text:p>4590617.42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3364775.920000002" table:style-name="ce2">
            <text:p>63364775.92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4720981.8600000003" table:style-name="ce2">
            <text:p>4720981.86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18514895.48" table:style-name="ce2">
            <text:p>18514895.48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1564910.969999999" table:style-name="ce2">
            <text:p>21564910.97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7457867.3200000003" table:style-name="ce2">
            <text:p>7457867.32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007605.42" table:style-name="ce2">
            <text:p>3007605.42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5498962.210000001" table:style-name="ce2">
            <text:p>35498962.21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64122790.46000001" table:style-name="ce2">
            <text:p>164122790.5</text:p>
          </table:table-cell>
          <table:table-cell office:value-type="string" table:style-name="ce2">
            <text:p>FEBRER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1966868.85" table:style-name="ce2">
            <text:p>11966868.85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093697.93" table:style-name="ce2">
            <text:p>5093697.93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1723670.049999997" table:style-name="ce2">
            <text:p>71723670.05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331682.5599999996" table:style-name="ce2">
            <text:p>5331682.56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0935478.010000002" table:style-name="ce2">
            <text:p>20935478.01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4234019.260000002" table:style-name="ce2">
            <text:p>24234019.26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645451.7300000004" table:style-name="ce2">
            <text:p>9645451.73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182753.78" table:style-name="ce2">
            <text:p>3182753.78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0097117.200000003" table:style-name="ce2">
            <text:p>40097117.2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83001930.69999999" table:style-name="ce2">
            <text:p>183001930.7</text:p>
          </table:table-cell>
          <table:table-cell office:value-type="string" table:style-name="ce2">
            <text:p>MARZ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1967384.220000001" table:style-name="ce2">
            <text:p>11967384.22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204359.9800000004" table:style-name="ce2">
            <text:p>5204359.98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9236193.079999998" table:style-name="ce2">
            <text:p>69236193.08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476815.3899999997" table:style-name="ce2">
            <text:p>5476815.39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1438867.899999999" table:style-name="ce2">
            <text:p>21438867.9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4416682.93" table:style-name="ce2">
            <text:p>24416682.93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404404.9600000009" table:style-name="ce2">
            <text:p>9404404.96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510757.48" table:style-name="ce2">
            <text:p>3510757.48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8719183.479999997" table:style-name="ce2">
            <text:p>38719183.48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81805406.78" table:style-name="ce2">
            <text:p>181805406.8</text:p>
          </table:table-cell>
          <table:table-cell office:value-type="string" table:style-name="ce2">
            <text:p>ABRIL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1989938.550000001" table:style-name="ce2">
            <text:p>11989938.55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566397.1799999997" table:style-name="ce2">
            <text:p>5566397.18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7424389.079999998" table:style-name="ce2">
            <text:p>77424389.08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719428.2800000003" table:style-name="ce2">
            <text:p>5719428.28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3763441.489999998" table:style-name="ce2">
            <text:p>23763441.49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6957679.82" table:style-name="ce2">
            <text:p>26957679.82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976861.9499999993" table:style-name="ce2">
            <text:p>9976861.95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383278.04" table:style-name="ce2">
            <text:p>3383278.04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194098.880000003" table:style-name="ce2">
            <text:p>43194098.88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0470118.59999999" table:style-name="ce2">
            <text:p>200470118.6</text:p>
          </table:table-cell>
          <table:table-cell office:value-type="string" table:style-name="ce2">
            <text:p>MAY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1560883.800000001" table:style-name="ce2">
            <text:p>11560883.8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524942.9000000004" table:style-name="ce2">
            <text:p>5524942.9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7164589.950000003" table:style-name="ce2">
            <text:p>77164589.95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789130.7699999996" table:style-name="ce2">
            <text:p>5789130.77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3533595.489999998" table:style-name="ce2">
            <text:p>23533595.49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111884.02" table:style-name="ce2">
            <text:p>27111884.02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0004793.529999999" table:style-name="ce2">
            <text:p>10004793.53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532990.74" table:style-name="ce2">
            <text:p>3532990.74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2779963.130000003" table:style-name="ce2">
            <text:p>42779963.13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98638394.31999999" table:style-name="ce2">
            <text:p>198638394.3</text:p>
          </table:table-cell>
          <table:table-cell office:value-type="string" table:style-name="ce2">
            <text:p>JUN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1994928.859999999" table:style-name="ce2">
            <text:p>11994928.86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960355.1799999997" table:style-name="ce2">
            <text:p>5960355.18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0479650.359999999" table:style-name="ce2">
            <text:p>80479650.36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927279.5700000003" table:style-name="ce2">
            <text:p>5927279.57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3889424.120000001" table:style-name="ce2">
            <text:p>23889424.12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347980.239999998" table:style-name="ce2">
            <text:p>27347980.24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0010272.6" table:style-name="ce2">
            <text:p>10010272.6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757292.01" table:style-name="ce2">
            <text:p>3757292.01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342625.310000002" table:style-name="ce2">
            <text:p>44342625.31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3277379.13999999" table:style-name="ce2">
            <text:p>203277379.1</text:p>
          </table:table-cell>
          <table:table-cell office:value-type="string" table:style-name="ce2">
            <text:p>JULI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0524969.65" table:style-name="ce2">
            <text:p>10524969.65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807823.5499999998" table:style-name="ce2">
            <text:p>5807823.55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3597192.730000004" table:style-name="ce2">
            <text:p>83597192.73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018986.9100000001" table:style-name="ce2">
            <text:p>6018986.91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5076890.030000001" table:style-name="ce2">
            <text:p>25076890.03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963727.469999999" table:style-name="ce2">
            <text:p>27963727.47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0487340.039999999" table:style-name="ce2">
            <text:p>10487340.04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829890.84" table:style-name="ce2">
            <text:p>3829890.84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610277.049999997" table:style-name="ce2">
            <text:p>43610277.05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12501783.81" table:style-name="ce2">
            <text:p>212501783.8</text:p>
          </table:table-cell>
          <table:table-cell office:value-type="string" table:style-name="ce2">
            <text:p>AGOSTO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1988216.07" table:style-name="ce2">
            <text:p>11988216.07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4440844.88" table:style-name="ce2">
            <text:p>4440844.88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6784674.659999996" table:style-name="ce2">
            <text:p>76784674.66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230427.5999999996" table:style-name="ce2">
            <text:p>5230427.6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2329440.09" table:style-name="ce2">
            <text:p>22329440.09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5730567.800000001" table:style-name="ce2">
            <text:p>25730567.8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0131422.970000001" table:style-name="ce2">
            <text:p>10131422.97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128678.78" table:style-name="ce2">
            <text:p>3128678.78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8598989.439999998" table:style-name="ce2">
            <text:p>38598989.44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95818795.75" table:style-name="ce2">
            <text:p>195818795.8</text:p>
          </table:table-cell>
          <table:table-cell office:value-type="string" table:style-name="ce2">
            <text:p>SEPT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1988916.789999999" table:style-name="ce2">
            <text:p>11988916.79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619429.4900000002" table:style-name="ce2">
            <text:p>5619429.49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9637800.159999996" table:style-name="ce2">
            <text:p>79637800.16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866303.25" table:style-name="ce2">
            <text:p>5866303.25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3301300.629999999" table:style-name="ce2">
            <text:p>23301300.63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6470860.079999998" table:style-name="ce2">
            <text:p>26470860.08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036154.8800000008" table:style-name="ce2">
            <text:p>9036154.88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413863.56" table:style-name="ce2">
            <text:p>3413863.56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2406908.469999999" table:style-name="ce2">
            <text:p>42406908.47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4227714.03" table:style-name="ce2">
            <text:p>204227714</text:p>
          </table:table-cell>
          <table:table-cell office:value-type="string" table:style-name="ce2">
            <text:p>OCTU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6247023.57" table:style-name="ce2">
            <text:p>26247023.57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296442.68" table:style-name="ce2">
            <text:p>5296442.68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1950735.689999998" table:style-name="ce2">
            <text:p>71950735.69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364322.95" table:style-name="ce2">
            <text:p>5364322.95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1220157.559999999" table:style-name="ce2">
            <text:p>21220157.56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4131270.129999999" table:style-name="ce2">
            <text:p>24131270.13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793990.8200000003" table:style-name="ce2">
            <text:p>8793990.82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164240.9" table:style-name="ce2">
            <text:p>3164240.9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7644596.039999999" table:style-name="ce2">
            <text:p>37644596.04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85692119.38999999" table:style-name="ce2">
            <text:p>185692119.4</text:p>
          </table:table-cell>
          <table:table-cell office:value-type="string" table:style-name="ce2">
            <text:p>NOV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1584202.239999998" table:style-name="ce2">
            <text:p>21584202.24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792124.3600000003" table:style-name="ce2">
            <text:p>5792124.36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3670970.719999999" table:style-name="ce2">
            <text:p>73670970.72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705823.1799999997" table:style-name="ce2">
            <text:p>5705823.18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2149321.859999999" table:style-name="ce2">
            <text:p>22149321.86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5233999.199999999" table:style-name="ce2">
            <text:p>25233999.2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0255075.35" table:style-name="ce2">
            <text:p>10255075.35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264951.03" table:style-name="ce2">
            <text:p>3264951.03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1336558.219999999" table:style-name="ce2">
            <text:p>41336558.22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90641660.34999999" table:style-name="ce2">
            <text:p>190641660.4</text:p>
          </table:table-cell>
          <table:table-cell office:value-type="string" table:style-name="ce2">
            <text:p>DICIEMBRE</text:p>
          </table:table-cell>
          <table:table-cell office:value-type="float" office:value="2017" table:style-name="ce2">
            <text:p>2017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2790542.719999999" table:style-name="ce2">
            <text:p>22790542.72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435325.79" table:style-name="ce2">
            <text:p>5435325.79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8246488.400000006" table:style-name="ce2">
            <text:p>68246488.4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516650.6600000001" table:style-name="ce2">
            <text:p>5516650.66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1334106.989999998" table:style-name="ce2">
            <text:p>21334106.99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4311947.91" table:style-name="ce2">
            <text:p>24311947.91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851059.1500000004" table:style-name="ce2">
            <text:p>9851059.15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215612.18" table:style-name="ce2">
            <text:p>3215612.18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7101413.109999999" table:style-name="ce2">
            <text:p>37101413.11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76682513.25" table:style-name="ce2">
            <text:p>176682513.3</text:p>
          </table:table-cell>
          <table:table-cell office:value-type="string" table:style-name="ce2">
            <text:p>EN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30823794.93" table:style-name="ce2">
            <text:p>30823794.93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4636724.6399999997" table:style-name="ce2">
            <text:p>4636724.64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59668804.950000003" table:style-name="ce2">
            <text:p>59668804.95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4803687.1500000004" table:style-name="ce2">
            <text:p>4803687.15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17925011.739999998" table:style-name="ce2">
            <text:p>17925011.74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1334254.460000001" table:style-name="ce2">
            <text:p>21334254.46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281383.4699999997" table:style-name="ce2">
            <text:p>8281383.47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2751908.82" table:style-name="ce2">
            <text:p>2751908.82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2717618.59" table:style-name="ce2">
            <text:p>32717618.59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53545789.91" table:style-name="ce2">
            <text:p>153545789.9</text:p>
          </table:table-cell>
          <table:table-cell office:value-type="string" table:style-name="ce2">
            <text:p>FEBRER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7675901.699999999" table:style-name="ce2">
            <text:p>27675901.7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442591.1399999997" table:style-name="ce2">
            <text:p>5442591.14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0795620.540000007" table:style-name="ce2">
            <text:p>70795620.54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628042.3600000003" table:style-name="ce2">
            <text:p>5628042.36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0883406.449999999" table:style-name="ce2">
            <text:p>20883406.45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5481183.079999998" table:style-name="ce2">
            <text:p>25481183.08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893946.5399999991" table:style-name="ce2">
            <text:p>9893946.54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499033.27" table:style-name="ce2">
            <text:p>3499033.27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1568970.810000002" table:style-name="ce2">
            <text:p>41568970.81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83293758.94999999" table:style-name="ce2">
            <text:p>183293759</text:p>
          </table:table-cell>
          <table:table-cell office:value-type="string" table:style-name="ce2">
            <text:p>MARZ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7383774.73" table:style-name="ce2">
            <text:p>27383774.73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585383.21" table:style-name="ce2">
            <text:p>5585383.21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4558711.840000004" table:style-name="ce2">
            <text:p>74558711.84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634216.3700000001" table:style-name="ce2">
            <text:p>5634216.37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2252527.239999998" table:style-name="ce2">
            <text:p>22252527.24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5607669.5" table:style-name="ce2">
            <text:p>25607669.5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0061707.42" table:style-name="ce2">
            <text:p>10061707.42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478214.31" table:style-name="ce2">
            <text:p>3478214.31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2225077.270000003" table:style-name="ce2">
            <text:p>42225077.27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90229092.24000001" table:style-name="ce2">
            <text:p>190229092.2</text:p>
          </table:table-cell>
          <table:table-cell office:value-type="string" table:style-name="ce2">
            <text:p>ABRIL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1007592.370000001" table:style-name="ce2">
            <text:p>21007592.37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895736.1399999997" table:style-name="ce2">
            <text:p>5895736.14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8597355.980000004" table:style-name="ce2">
            <text:p>78597355.98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037531.7300000004" table:style-name="ce2">
            <text:p>6037531.73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3451194.329999998" table:style-name="ce2">
            <text:p>23451194.33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689108.350000001" table:style-name="ce2">
            <text:p>27689108.35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0357194.41" table:style-name="ce2">
            <text:p>10357194.41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3709899.1" table:style-name="ce2">
            <text:p>3709899.1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906750.409999996" table:style-name="ce2">
            <text:p>43906750.41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5013457.53999999" table:style-name="ce2">
            <text:p>205013457.5</text:p>
          </table:table-cell>
          <table:table-cell office:value-type="string" table:style-name="ce2">
            <text:p>MAY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9671132.870000001" table:style-name="ce2">
            <text:p>19671132.87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116590.6299999999" table:style-name="ce2">
            <text:p>6116590.63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0119497.689999998" table:style-name="ce2">
            <text:p>80119497.69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099621.7800000003" table:style-name="ce2">
            <text:p>6099621.78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4789625.870000001" table:style-name="ce2">
            <text:p>24789625.87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981019.350000001" table:style-name="ce2">
            <text:p>27981019.35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352808.1199999992" table:style-name="ce2">
            <text:p>9352808.12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5822921.590000004" table:style-name="ce2">
            <text:p>45822921.59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13549912.65000001" table:style-name="ce2">
            <text:p>213549912.7</text:p>
          </table:table-cell>
          <table:table-cell office:value-type="string" table:style-name="ce2">
            <text:p>JUN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1597644.969999999" table:style-name="ce2">
            <text:p>21597644.97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411609.5800000001" table:style-name="ce2">
            <text:p>6411609.58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2274690.459999993" table:style-name="ce2">
            <text:p>82274690.46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592401.21" table:style-name="ce2">
            <text:p>6592401.21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6413693.780000001" table:style-name="ce2">
            <text:p>26413693.78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0010002.239999998" table:style-name="ce2">
            <text:p>30010002.24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104041.8800000008" table:style-name="ce2">
            <text:p>9104041.88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7491637.460000001" table:style-name="ce2">
            <text:p>47491637.46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22302642.06" table:style-name="ce2">
            <text:p>222302642.1</text:p>
          </table:table-cell>
          <table:table-cell office:value-type="string" table:style-name="ce2">
            <text:p>JULI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1393417.789999999" table:style-name="ce2">
            <text:p>21393417.79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648824.71" table:style-name="ce2">
            <text:p>6648824.71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1318866.319999993" table:style-name="ce2">
            <text:p>81318866.32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517542.2699999996" table:style-name="ce2">
            <text:p>6517542.27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6783390.010000002" table:style-name="ce2">
            <text:p>26783390.01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9819660.170000002" table:style-name="ce2">
            <text:p>29819660.17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069040.9100000001" table:style-name="ce2">
            <text:p>9069040.91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7680770.859999999" table:style-name="ce2">
            <text:p>47680770.86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16209019.86000001" table:style-name="ce2">
            <text:p>216209019.9</text:p>
          </table:table-cell>
          <table:table-cell office:value-type="string" table:style-name="ce2">
            <text:p>AGOSTO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2090651.52" table:style-name="ce2">
            <text:p>22090651.52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276114.9900000002" table:style-name="ce2">
            <text:p>6276114.99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5563445.219999999" table:style-name="ce2">
            <text:p>75563445.22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063980.29" table:style-name="ce2">
            <text:p>6063980.29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4705427.98" table:style-name="ce2">
            <text:p>24705427.98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420159.190000001" table:style-name="ce2">
            <text:p>27420159.19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482331.7400000002" table:style-name="ce2">
            <text:p>8482331.74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992716.049999997" table:style-name="ce2">
            <text:p>43992716.05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2814080.06" table:style-name="ce2">
            <text:p>202814080.1</text:p>
          </table:table-cell>
          <table:table-cell office:value-type="string" table:style-name="ce2">
            <text:p>SEPT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22090651.52" table:style-name="ce2">
            <text:p>22090651.52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276114.9900000002" table:style-name="ce2">
            <text:p>6276114.99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5563445.219999999" table:style-name="ce2">
            <text:p>75563445.22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063980.29" table:style-name="ce2">
            <text:p>6063980.29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4705427.98" table:style-name="ce2">
            <text:p>24705427.98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420159.190000001" table:style-name="ce2">
            <text:p>27420159.19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482331.7400000002" table:style-name="ce2">
            <text:p>8482331.74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992716.049999997" table:style-name="ce2">
            <text:p>43992716.05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2814080.06" table:style-name="ce2">
            <text:p>202814080.1</text:p>
          </table:table-cell>
          <table:table-cell office:value-type="string" table:style-name="ce2">
            <text:p>OCTU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47873934.869999997" table:style-name="ce2">
            <text:p>47873934.87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082724.7400000002" table:style-name="ce2">
            <text:p>6082724.74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4085827.760000005" table:style-name="ce2">
            <text:p>74085827.76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876614.1600000001" table:style-name="ce2">
            <text:p>5876614.16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3413681.66" table:style-name="ce2">
            <text:p>23413681.66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6351417.739999998" table:style-name="ce2">
            <text:p>26351417.74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340516.5700000003" table:style-name="ce2">
            <text:p>8340516.57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1663333.939999998" table:style-name="ce2">
            <text:p>41663333.94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1024468.02000001" table:style-name="ce2">
            <text:p>201024468</text:p>
          </table:table-cell>
          <table:table-cell office:value-type="string" table:style-name="ce2">
            <text:p>NOV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52120415.439999998" table:style-name="ce2">
            <text:p>52120415.44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276465.5099999998" table:style-name="ce2">
            <text:p>6276465.51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3124775.569999993" table:style-name="ce2">
            <text:p>73124775.57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969176.4400000004" table:style-name="ce2">
            <text:p>5969176.44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3787639.75" table:style-name="ce2">
            <text:p>23787639.75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6854195.699999999" table:style-name="ce2">
            <text:p>26854195.7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841939.9000000004" table:style-name="ce2">
            <text:p>8841939.9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MANA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1021360.649999999" table:style-name="ce2">
            <text:p>41021360.65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3094931.40000001" table:style-name="ce2">
            <text:p>203094931.4</text:p>
          </table:table-cell>
          <table:table-cell office:value-type="string" table:style-name="ce2">
            <text:p>DICIEMBRE</text:p>
          </table:table-cell>
          <table:table-cell office:value-type="float" office:value="2018" table:style-name="ce2">
            <text:p>2018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69113136.959999993" table:style-name="ce2">
            <text:p>69113136.96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989822.8099999996" table:style-name="ce2">
            <text:p>5989822.81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9123632.799999997" table:style-name="ce2">
            <text:p>69123632.8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749955.3899999997" table:style-name="ce2">
            <text:p>5749955.39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2507849.32" table:style-name="ce2">
            <text:p>22507849.32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5563175.199999999" table:style-name="ce2">
            <text:p>25563175.2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718791.4499999993" table:style-name="ce2">
            <text:p>8718791.45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1570674.100000001" table:style-name="ce2">
            <text:p>41570674.1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95628921.96000001" table:style-name="ce2">
            <text:p>195628922</text:p>
          </table:table-cell>
          <table:table-cell office:value-type="string" table:style-name="ce2">
            <text:p>EN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60879220.590000004" table:style-name="ce2">
            <text:p>60879220.59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299688.88" table:style-name="ce2">
            <text:p>5299688.88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4762317.420000002" table:style-name="ce2">
            <text:p>64762317.42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258145.58" table:style-name="ce2">
            <text:p>5258145.58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0785151.120000001" table:style-name="ce2">
            <text:p>20785151.12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3719285.170000002" table:style-name="ce2">
            <text:p>23719285.17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7966744.8499999996" table:style-name="ce2">
            <text:p>7966744.85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7164435.960000001" table:style-name="ce2">
            <text:p>37164435.96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182340634.44999999" table:style-name="ce2">
            <text:p>182340634.5</text:p>
          </table:table-cell>
          <table:table-cell office:value-type="string" table:style-name="ce2">
            <text:p>FEBRER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4984562.09" table:style-name="ce2">
            <text:p>14984562.09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102411.8099999996" table:style-name="ce2">
            <text:p>6102411.81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3225450.75" table:style-name="ce2">
            <text:p>73225450.75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5924005.7699999996" table:style-name="ce2">
            <text:p>5924005.77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3497454.25" table:style-name="ce2">
            <text:p>23497454.25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6580298.989999998" table:style-name="ce2">
            <text:p>26580298.99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831516.0899999999" table:style-name="ce2">
            <text:p>8831516.09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168576.07" table:style-name="ce2">
            <text:p>43168576.07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5504810.66" table:style-name="ce2">
            <text:p>205504810.7</text:p>
          </table:table-cell>
          <table:table-cell office:value-type="string" table:style-name="ce2">
            <text:p>MARZ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4952544.359999999" table:style-name="ce2">
            <text:p>14952544.36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366461.8300000001" table:style-name="ce2">
            <text:p>6366461.83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1862054.329999998" table:style-name="ce2">
            <text:p>71862054.33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152776.7000000002" table:style-name="ce2">
            <text:p>6152776.7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4103288.57" table:style-name="ce2">
            <text:p>24103288.57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084568.68" table:style-name="ce2">
            <text:p>27084568.68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750791.5600000005" table:style-name="ce2">
            <text:p>8750791.56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452838.579999998" table:style-name="ce2">
            <text:p>44452838.58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5445890.56999999" table:style-name="ce2">
            <text:p>205445890.6</text:p>
          </table:table-cell>
          <table:table-cell office:value-type="string" table:style-name="ce2">
            <text:p>ABRIL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4989502.390000001" table:style-name="ce2">
            <text:p>14989502.39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691433.7199999997" table:style-name="ce2">
            <text:p>5691433.72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0160208.650000006" table:style-name="ce2">
            <text:p>80160208.65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267752.1900000004" table:style-name="ce2">
            <text:p>6267752.19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6866026.920000002" table:style-name="ce2">
            <text:p>26866026.92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8779650.260000002" table:style-name="ce2">
            <text:p>28779650.26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034193.9000000004" table:style-name="ce2">
            <text:p>9034193.9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7668577.329999998" table:style-name="ce2">
            <text:p>47668577.33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23061259.66" table:style-name="ce2">
            <text:p>223061259.7</text:p>
          </table:table-cell>
          <table:table-cell office:value-type="string" table:style-name="ce2">
            <text:p>MAY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4992977.75" table:style-name="ce2">
            <text:p>14992977.75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169577.3099999996" table:style-name="ce2">
            <text:p>5169577.31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0528442.819999993" table:style-name="ce2">
            <text:p>80528442.82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337265.0700000003" table:style-name="ce2">
            <text:p>6337265.07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7418003.899999999" table:style-name="ce2">
            <text:p>27418003.9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9118071.280000001" table:style-name="ce2">
            <text:p>29118071.28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824648.9399999995" table:style-name="ce2">
            <text:p>8824648.94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7338351.159999996" table:style-name="ce2">
            <text:p>47338351.16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24863102.34" table:style-name="ce2">
            <text:p>224863102.3</text:p>
          </table:table-cell>
          <table:table-cell office:value-type="string" table:style-name="ce2">
            <text:p>JUN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4976634.92" table:style-name="ce2">
            <text:p>14976634.92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491163.6699999999" table:style-name="ce2">
            <text:p>5491163.67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5724541.519999996" table:style-name="ce2">
            <text:p>85724541.52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848215.2599999998" table:style-name="ce2">
            <text:p>6848215.26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0124016.02" table:style-name="ce2">
            <text:p>30124016.02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1245201.699999999" table:style-name="ce2">
            <text:p>31245201.7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238665.3000000007" table:style-name="ce2">
            <text:p>9238665.3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6385808.560000002" table:style-name="ce2">
            <text:p>46385808.56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31121919.08000001" table:style-name="ce2">
            <text:p>231121919.1</text:p>
          </table:table-cell>
          <table:table-cell office:value-type="string" table:style-name="ce2">
            <text:p>JULI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4979366.66" table:style-name="ce2">
            <text:p>14979366.66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461671.1430000002" table:style-name="ce2">
            <text:p>5461671.143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7963918.700000003" table:style-name="ce2">
            <text:p>87963918.7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908058.3540000003" table:style-name="ce2">
            <text:p>6908058.354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1853841.420000002" table:style-name="ce2">
            <text:p>31853841.42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1615880.960000001" table:style-name="ce2">
            <text:p>31615880.96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138362.6170000006" table:style-name="ce2">
            <text:p>9138362.617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6232248.100000001" table:style-name="ce2">
            <text:p>46232248.1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38286899.09999999" table:style-name="ce2">
            <text:p>238286899.1</text:p>
          </table:table-cell>
          <table:table-cell office:value-type="string" table:style-name="ce2">
            <text:p>AGOSTO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14971710.810000001" table:style-name="ce2">
            <text:p>14971710.81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390014.4840000002" table:style-name="ce2">
            <text:p>5390014.484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6729284.109999999" table:style-name="ce2">
            <text:p>86729284.11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768731.0829999996" table:style-name="ce2">
            <text:p>6768731.083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0543418.149999999" table:style-name="ce2">
            <text:p>30543418.15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9367150.199999999" table:style-name="ce2">
            <text:p>29367150.2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615431.3969999999" table:style-name="ce2">
            <text:p>9615431.397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5651194.200000003" table:style-name="ce2">
            <text:p>45651194.2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0887487.40000001" table:style-name="ce2">
            <text:p>240887487.4</text:p>
          </table:table-cell>
          <table:table-cell office:value-type="string" table:style-name="ce2">
            <text:p>SEPT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479154.5760000004" table:style-name="ce2">
            <text:p>5479154.576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7297169.540000007" table:style-name="ce2">
            <text:p>87297169.54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774386.0839999998" table:style-name="ce2">
            <text:p>6774386.084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0579927.129999999" table:style-name="ce2">
            <text:p>30579927.13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0012233.010000002" table:style-name="ce2">
            <text:p>30012233.01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0135791.1" table:style-name="ce2">
            <text:p>10135791.1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0354445.759999998" table:style-name="ce2">
            <text:p>50354445.76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39775493.80000001" table:style-name="ce2">
            <text:p>239775493.8</text:p>
          </table:table-cell>
          <table:table-cell office:value-type="string" table:style-name="ce2">
            <text:p>OCTU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009851.8760000002" table:style-name="ce2">
            <text:p>5009851.876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8946785.200000003" table:style-name="ce2">
            <text:p>78946785.2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315087.9210000001" table:style-name="ce2">
            <text:p>6315087.921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8180162.809999999" table:style-name="ce2">
            <text:p>28180162.81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6503958.5" table:style-name="ce2">
            <text:p>26503958.5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8889971.0539999995" table:style-name="ce2">
            <text:p>8889971.054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780560.82" table:style-name="ce2">
            <text:p>44780560.82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20065782" table:style-name="ce2">
            <text:p>220065782</text:p>
          </table:table-cell>
          <table:table-cell office:value-type="string" table:style-name="ce2">
            <text:p>NOV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296248.2410000004" table:style-name="ce2">
            <text:p>5296248.241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8752261.219999999" table:style-name="ce2">
            <text:p>78752261.22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655031.5360000003" table:style-name="ce2">
            <text:p>6655031.536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8112089.949999999" table:style-name="ce2">
            <text:p>28112089.95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558372.82" table:style-name="ce2">
            <text:p>27558372.82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803170.4240000006" table:style-name="ce2">
            <text:p>9803170.424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5453820.759999998" table:style-name="ce2">
            <text:p>45453820.76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22399724.80000001" table:style-name="ce2">
            <text:p>222399724.8</text:p>
          </table:table-cell>
          <table:table-cell office:value-type="string" table:style-name="ce2">
            <text:p>DICIEMBRE</text:p>
          </table:table-cell>
          <table:table-cell office:value-type="float" office:value="2019" table:style-name="ce2">
            <text:p>201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4956713.3669999996" table:style-name="ce2">
            <text:p>4956713.367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458741.6380000003" table:style-name="ce2">
            <text:p>6458741.638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26498443.27" table:style-name="ce2">
            <text:p>26498443.27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74062085.450000003" table:style-name="ce2">
            <text:p>74062085.45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6796188.18" table:style-name="ce2">
            <text:p>26796188.18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969951.6349999998" table:style-name="ce2">
            <text:p>9969951.635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336484.950000003" table:style-name="ce2">
            <text:p>43336484.95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16095374.5" table:style-name="ce2">
            <text:p>216095374.5</text:p>
          </table:table-cell>
          <table:table-cell office:value-type="string" table:style-name="ce2">
            <text:p>EN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4750143.1739999996" table:style-name="ce2">
            <text:p>4750143.174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115326.7560000001" table:style-name="ce2">
            <text:p>6115326.756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25557046.379999999" table:style-name="ce2">
            <text:p>25557046.38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72223424.040000007" table:style-name="ce2">
            <text:p>72223424.04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5978465.579999998" table:style-name="ce2">
            <text:p>25978465.58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9870280.7219999991" table:style-name="ce2">
            <text:p>9870280.722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1719380.579999998" table:style-name="ce2">
            <text:p>41719380.58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08154515.30000001" table:style-name="ce2">
            <text:p>208154515.3</text:p>
          </table:table-cell>
          <table:table-cell office:value-type="string" table:style-name="ce2">
            <text:p>FEBRER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055770.1349999998" table:style-name="ce2">
            <text:p>5055770.135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398354.4819999998" table:style-name="ce2">
            <text:p>6398354.482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27018398.030000001" table:style-name="ce2">
            <text:p>27018398.03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70935944.569999993" table:style-name="ce2">
            <text:p>70935944.57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7414407.32" table:style-name="ce2">
            <text:p>27414407.32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2901000.73" table:style-name="ce2">
            <text:p>12901000.73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1972509.759999998" table:style-name="ce2">
            <text:p>41972509.76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16871151.80000001" table:style-name="ce2">
            <text:p>216871151.8</text:p>
          </table:table-cell>
          <table:table-cell office:value-type="string" table:style-name="ce2">
            <text:p>MARZ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513640.4790000003" table:style-name="ce2">
            <text:p>5513640.479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876444.5499999998" table:style-name="ce2">
            <text:p>6876444.55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29371043.66" table:style-name="ce2">
            <text:p>29371043.66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68281158.109999999" table:style-name="ce2">
            <text:p>68281158.11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9068514.550000001" table:style-name="ce2">
            <text:p>29068514.55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3619473.32" table:style-name="ce2">
            <text:p>13619473.32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8290857.920000002" table:style-name="ce2">
            <text:p>38290857.92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31415534" table:style-name="ce2">
            <text:p>231415534</text:p>
          </table:table-cell>
          <table:table-cell office:value-type="string" table:style-name="ce2">
            <text:p>ABRIL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850052.5880000005" table:style-name="ce2">
            <text:p>5850052.588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228355.7199999997" table:style-name="ce2">
            <text:p>7228355.72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31967050.190000001" table:style-name="ce2">
            <text:p>31967050.19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77753377.629999995" table:style-name="ce2">
            <text:p>77753377.63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2184221.43" table:style-name="ce2">
            <text:p>32184221.43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605096.609999999" table:style-name="ce2">
            <text:p>14605096.61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793901.240000002" table:style-name="ce2">
            <text:p>44793901.24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55382226.09999999" table:style-name="ce2">
            <text:p>255382226.1</text:p>
          </table:table-cell>
          <table:table-cell office:value-type="string" table:style-name="ce2">
            <text:p>MAY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920935.4040000001" table:style-name="ce2">
            <text:p>5920935.404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522603.9960000003" table:style-name="ce2">
            <text:p>7522603.996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33225881.829999998" table:style-name="ce2">
            <text:p>33225881.83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84894649.180000007" table:style-name="ce2">
            <text:p>84894649.18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2917989.690000001" table:style-name="ce2">
            <text:p>32917989.69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922670.609999999" table:style-name="ce2">
            <text:p>14922670.61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0996659.700000003" table:style-name="ce2">
            <text:p>50996659.7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63645136.30000001" table:style-name="ce2">
            <text:p>263645136.3</text:p>
          </table:table-cell>
          <table:table-cell office:value-type="string" table:style-name="ce2">
            <text:p>JUN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271518.2740000002" table:style-name="ce2">
            <text:p>6271518.274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749009.4239999996" table:style-name="ce2">
            <text:p>7749009.424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34280286.369999997" table:style-name="ce2">
            <text:p>34280286.37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87825952.859999999" table:style-name="ce2">
            <text:p>87825952.86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4777391" table:style-name="ce2">
            <text:p>34777391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5020516.23" table:style-name="ce2">
            <text:p>15020516.23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3398999.380000003" table:style-name="ce2">
            <text:p>53398999.38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71945827.30000001" table:style-name="ce2">
            <text:p>271945827.3</text:p>
          </table:table-cell>
          <table:table-cell office:value-type="string" table:style-name="ce2">
            <text:p>JULI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271518.2740000002" table:style-name="ce2">
            <text:p>6271518.274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749009.4239999996" table:style-name="ce2">
            <text:p>7749009.424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34280286.369999997" table:style-name="ce2">
            <text:p>34280286.37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87825952.859999999" table:style-name="ce2">
            <text:p>87825952.86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4777391" table:style-name="ce2">
            <text:p>34777391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5020516.23" table:style-name="ce2">
            <text:p>15020516.23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3398999.380000003" table:style-name="ce2">
            <text:p>53398999.38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71945827.30000001" table:style-name="ce2">
            <text:p>271945827.3</text:p>
          </table:table-cell>
          <table:table-cell office:value-type="string" table:style-name="ce2">
            <text:p>AGOSTO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190605.2460000003" table:style-name="ce2">
            <text:p>6190605.246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532005.5190000003" table:style-name="ce2">
            <text:p>7532005.519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32943272.289999999" table:style-name="ce2">
            <text:p>32943272.29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83820846.030000001" table:style-name="ce2">
            <text:p>83820846.03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3094566.530000001" table:style-name="ce2">
            <text:p>33094566.53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583721.42" table:style-name="ce2">
            <text:p>14583721.42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0680792.409999996" table:style-name="ce2">
            <text:p>50680792.41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59679108" table:style-name="ce2">
            <text:p>259679108</text:p>
          </table:table-cell>
          <table:table-cell office:value-type="string" table:style-name="ce2">
            <text:p>SEPT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274931.9100000001" table:style-name="ce2">
            <text:p>6274931.91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809365.6789999995" table:style-name="ce2">
            <text:p>7809365.679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33764592.229999997" table:style-name="ce2">
            <text:p>33764592.23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86402390.140000001" table:style-name="ce2">
            <text:p>86402390.14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5096183.130000003" table:style-name="ce2">
            <text:p>35096183.13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959630.460000001" table:style-name="ce2">
            <text:p>14959630.46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1232901.600000001" table:style-name="ce2">
            <text:p>51232901.6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66694898.40000001" table:style-name="ce2">
            <text:p>266694898.4</text:p>
          </table:table-cell>
          <table:table-cell office:value-type="string" table:style-name="ce2">
            <text:p>OCTU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498857.1339999996" table:style-name="ce2">
            <text:p>5498857.134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929664.6370000001" table:style-name="ce2">
            <text:p>6929664.637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29409955.140000001" table:style-name="ce2">
            <text:p>29409955.14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75378390.159999996" table:style-name="ce2">
            <text:p>75378390.16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0143972.690000001" table:style-name="ce2">
            <text:p>30143972.69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3580979.77" table:style-name="ce2">
            <text:p>13580979.77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587701" table:style-name="ce2">
            <text:p>43587701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34111243.5" table:style-name="ce2">
            <text:p>234111243.5</text:p>
          </table:table-cell>
          <table:table-cell office:value-type="string" table:style-name="ce2">
            <text:p>NOV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829750.8030000003" table:style-name="ce2">
            <text:p>5829750.803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140747.1040000003" table:style-name="ce2">
            <text:p>7140747.104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29781810.420000002" table:style-name="ce2">
            <text:p>29781810.42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77081561.769999996" table:style-name="ce2">
            <text:p>77081561.77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1489005.010000002" table:style-name="ce2">
            <text:p>31489005.01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482912.630000001" table:style-name="ce2">
            <text:p>14482912.63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7626913.479999997" table:style-name="ce2">
            <text:p>47626913.48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1790955.19999999" table:style-name="ce2">
            <text:p>241790955.2</text:p>
          </table:table-cell>
          <table:table-cell office:value-type="string" table:style-name="ce2">
            <text:p>DICIEMBRE</text:p>
          </table:table-cell>
          <table:table-cell office:value-type="float" office:value="2020" table:style-name="ce2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SENOR NOUEL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634559.6119999997" table:style-name="ce2">
            <text:p>5634559.612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2004984.310000002" table:style-name="ce2">
            <text:p>72004984.31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862823.358" table:style-name="ce2">
            <text:p>6862823.358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8692965.350000001" table:style-name="ce2">
            <text:p>28692965.35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9682438.07" table:style-name="ce2">
            <text:p>29682438.07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301653.710000001" table:style-name="ce2">
            <text:p>14301653.71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6391012.810000002" table:style-name="ce2">
            <text:p>46391012.81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34999778.09999999" table:style-name="ce2">
            <text:p>234999778.1</text:p>
          </table:table-cell>
          <table:table-cell office:value-type="string" table:style-name="ce2">
            <text:p>EN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206171.5820000004" table:style-name="ce2">
            <text:p>5206171.582</text:p>
          </table:table-cell>
          <table:table-cell office:value-type="string" table:style-name="ce2">
            <text:p>FEBR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8821557.230000004" table:style-name="ce2">
            <text:p>68821557.23</text:p>
          </table:table-cell>
          <table:table-cell office:value-type="string" table:style-name="ce2">
            <text:p>FEBR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434527.2860000003" table:style-name="ce2">
            <text:p>6434527.286</text:p>
          </table:table-cell>
          <table:table-cell office:value-type="string" table:style-name="ce2">
            <text:p>FEBR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6642788.77" table:style-name="ce2">
            <text:p>26642788.77</text:p>
          </table:table-cell>
          <table:table-cell office:value-type="string" table:style-name="ce2">
            <text:p>FEBR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8083558.52" table:style-name="ce2">
            <text:p>28083558.52</text:p>
          </table:table-cell>
          <table:table-cell office:value-type="string" table:style-name="ce2">
            <text:p>FEBR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3030428.83" table:style-name="ce2">
            <text:p>13030428.83</text:p>
          </table:table-cell>
          <table:table-cell office:value-type="string" table:style-name="ce2">
            <text:p>FEBR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294779.619999997" table:style-name="ce2">
            <text:p>44294779.62</text:p>
          </table:table-cell>
          <table:table-cell office:value-type="string" table:style-name="ce2">
            <text:p>FEBR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20172147.19999999" table:style-name="ce2">
            <text:p>220172147.2</text:p>
          </table:table-cell>
          <table:table-cell office:value-type="string" table:style-name="ce2">
            <text:p>FEBRER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853637.5130000003" table:style-name="ce2">
            <text:p>5853637.513</text:p>
          </table:table-cell>
          <table:table-cell office:value-type="string" table:style-name="ce2">
            <text:p>MARZ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6860412.480000004" table:style-name="ce2">
            <text:p>76860412.48</text:p>
          </table:table-cell>
          <table:table-cell office:value-type="string" table:style-name="ce2">
            <text:p>MARZ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117872.0350000001" table:style-name="ce2">
            <text:p>7117872.035</text:p>
          </table:table-cell>
          <table:table-cell office:value-type="string" table:style-name="ce2">
            <text:p>MARZ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9998226.239999998" table:style-name="ce2">
            <text:p>29998226.24</text:p>
          </table:table-cell>
          <table:table-cell office:value-type="string" table:style-name="ce2">
            <text:p>MARZ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1044220.579999998" table:style-name="ce2">
            <text:p>31044220.58</text:p>
          </table:table-cell>
          <table:table-cell office:value-type="string" table:style-name="ce2">
            <text:p>MARZ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583245.98" table:style-name="ce2">
            <text:p>14583245.98</text:p>
          </table:table-cell>
          <table:table-cell office:value-type="string" table:style-name="ce2">
            <text:p>MARZ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8442995.369999997" table:style-name="ce2">
            <text:p>48442995.37</text:p>
          </table:table-cell>
          <table:table-cell office:value-type="string" table:style-name="ce2">
            <text:p>MARZ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2223169" table:style-name="ce2">
            <text:p>242223169</text:p>
          </table:table-cell>
          <table:table-cell office:value-type="string" table:style-name="ce2">
            <text:p>MARZ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940652.085" table:style-name="ce2">
            <text:p>5940652.085</text:p>
          </table:table-cell>
          <table:table-cell office:value-type="string" table:style-name="ce2">
            <text:p>ABRIL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7243832.219999999" table:style-name="ce2">
            <text:p>77243832.22</text:p>
          </table:table-cell>
          <table:table-cell office:value-type="string" table:style-name="ce2">
            <text:p>ABRIL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166517.0630000001" table:style-name="ce2">
            <text:p>7166517.063</text:p>
          </table:table-cell>
          <table:table-cell office:value-type="string" table:style-name="ce2">
            <text:p>ABRIL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0393925.73" table:style-name="ce2">
            <text:p>30393925.73</text:p>
          </table:table-cell>
          <table:table-cell office:value-type="string" table:style-name="ce2">
            <text:p>ABRIL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1487092.59" table:style-name="ce2">
            <text:p>31487092.59</text:p>
          </table:table-cell>
          <table:table-cell office:value-type="string" table:style-name="ce2">
            <text:p>ABRIL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643276.220000001" table:style-name="ce2">
            <text:p>14643276.22</text:p>
          </table:table-cell>
          <table:table-cell office:value-type="string" table:style-name="ce2">
            <text:p>ABRIL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0877307.420000002" table:style-name="ce2">
            <text:p>40877307.42</text:p>
          </table:table-cell>
          <table:table-cell office:value-type="string" table:style-name="ce2">
            <text:p>ABRIL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6953343" table:style-name="ce2">
            <text:p>246953343</text:p>
          </table:table-cell>
          <table:table-cell office:value-type="string" table:style-name="ce2">
            <text:p>ABRIL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629856.3499999996" table:style-name="ce2">
            <text:p>6629856.35</text:p>
          </table:table-cell>
          <table:table-cell office:value-type="string" table:style-name="ce2">
            <text:p>MAY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5510070.329999998" table:style-name="ce2">
            <text:p>85510070.33</text:p>
          </table:table-cell>
          <table:table-cell office:value-type="string" table:style-name="ce2">
            <text:p>MAY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859447.4800000004" table:style-name="ce2">
            <text:p>7859447.48</text:p>
          </table:table-cell>
          <table:table-cell office:value-type="string" table:style-name="ce2">
            <text:p>MAY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5109107.409999996" table:style-name="ce2">
            <text:p>35109107.41</text:p>
          </table:table-cell>
          <table:table-cell office:value-type="string" table:style-name="ce2">
            <text:p>MAY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5250269.359999999" table:style-name="ce2">
            <text:p>35250269.36</text:p>
          </table:table-cell>
          <table:table-cell office:value-type="string" table:style-name="ce2">
            <text:p>MAY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5174647.869999999" table:style-name="ce2">
            <text:p>15174647.87</text:p>
          </table:table-cell>
          <table:table-cell office:value-type="string" table:style-name="ce2">
            <text:p>MAY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5354335.479999997" table:style-name="ce2">
            <text:p>45354335.48</text:p>
          </table:table-cell>
          <table:table-cell office:value-type="string" table:style-name="ce2">
            <text:p>MAY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70869755.14999998" table:style-name="ce2">
            <text:p>270869755.2</text:p>
          </table:table-cell>
          <table:table-cell office:value-type="string" table:style-name="ce2">
            <text:p>MAY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450653.9500000002" table:style-name="ce2">
            <text:p>6450653.95</text:p>
          </table:table-cell>
          <table:table-cell office:value-type="string" table:style-name="ce2">
            <text:p>JUN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1048987.879999995" table:style-name="ce2">
            <text:p>81048987.88</text:p>
          </table:table-cell>
          <table:table-cell office:value-type="string" table:style-name="ce2">
            <text:p>JUN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622906.6200000001" table:style-name="ce2">
            <text:p>7622906.62</text:p>
          </table:table-cell>
          <table:table-cell office:value-type="string" table:style-name="ce2">
            <text:p>JUN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4256282.090000004" table:style-name="ce2">
            <text:p>34256282.09</text:p>
          </table:table-cell>
          <table:table-cell office:value-type="string" table:style-name="ce2">
            <text:p>JUN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4194945.590000004" table:style-name="ce2">
            <text:p>34194945.59</text:p>
          </table:table-cell>
          <table:table-cell office:value-type="string" table:style-name="ce2">
            <text:p>JUN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479058.189999999" table:style-name="ce2">
            <text:p>14479058.19</text:p>
          </table:table-cell>
          <table:table-cell office:value-type="string" table:style-name="ce2">
            <text:p>JUN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462345.859999999" table:style-name="ce2">
            <text:p>44462345.86</text:p>
          </table:table-cell>
          <table:table-cell office:value-type="string" table:style-name="ce2">
            <text:p>JUN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58113589.63999999" table:style-name="ce2">
            <text:p>258113589.6</text:p>
          </table:table-cell>
          <table:table-cell office:value-type="string" table:style-name="ce2">
            <text:p>JUN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818573.6699999999" table:style-name="ce2">
            <text:p>6818573.67</text:p>
          </table:table-cell>
          <table:table-cell office:value-type="string" table:style-name="ce2">
            <text:p>JUL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9237468.390000001" table:style-name="ce2">
            <text:p>89237468.39</text:p>
          </table:table-cell>
          <table:table-cell office:value-type="string" table:style-name="ce2">
            <text:p>JUL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8412163.8300000001" table:style-name="ce2">
            <text:p>8412163.83</text:p>
          </table:table-cell>
          <table:table-cell office:value-type="string" table:style-name="ce2">
            <text:p>JUL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6917834.57" table:style-name="ce2">
            <text:p>36917834.57</text:p>
          </table:table-cell>
          <table:table-cell office:value-type="string" table:style-name="ce2">
            <text:p>JUL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7250572.659999996" table:style-name="ce2">
            <text:p>37250572.66</text:p>
          </table:table-cell>
          <table:table-cell office:value-type="string" table:style-name="ce2">
            <text:p>JUL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000550.67" table:style-name="ce2">
            <text:p>16000550.67</text:p>
          </table:table-cell>
          <table:table-cell office:value-type="string" table:style-name="ce2">
            <text:p>JUL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7832019.07" table:style-name="ce2">
            <text:p>47832019.07</text:p>
          </table:table-cell>
          <table:table-cell office:value-type="string" table:style-name="ce2">
            <text:p>JUL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79308842.32999998" table:style-name="ce2">
            <text:p>279308842.3</text:p>
          </table:table-cell>
          <table:table-cell office:value-type="string" table:style-name="ce2">
            <text:p>JULI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7168508.9100000001" table:style-name="ce2">
            <text:p>7168508.91</text:p>
          </table:table-cell>
          <table:table-cell office:value-type="string" table:style-name="ce2">
            <text:p>AGOST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7325362.840000004" table:style-name="ce2">
            <text:p>87325362.84</text:p>
          </table:table-cell>
          <table:table-cell office:value-type="string" table:style-name="ce2">
            <text:p>AGOST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8397741.6199999992" table:style-name="ce2">
            <text:p>8397741.62</text:p>
          </table:table-cell>
          <table:table-cell office:value-type="string" table:style-name="ce2">
            <text:p>AGOST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7553070.509999998" table:style-name="ce2">
            <text:p>37553070.51</text:p>
          </table:table-cell>
          <table:table-cell office:value-type="string" table:style-name="ce2">
            <text:p>AGOST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7995988.18" table:style-name="ce2">
            <text:p>37995988.18</text:p>
          </table:table-cell>
          <table:table-cell office:value-type="string" table:style-name="ce2">
            <text:p>AGOST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190120.84" table:style-name="ce2">
            <text:p>16190120.84</text:p>
          </table:table-cell>
          <table:table-cell office:value-type="string" table:style-name="ce2">
            <text:p>AGOST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7309656.229999997" table:style-name="ce2">
            <text:p>47309656.23</text:p>
          </table:table-cell>
          <table:table-cell office:value-type="string" table:style-name="ce2">
            <text:p>AGOST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69794428.60000002" table:style-name="ce2">
            <text:p>269794428.6</text:p>
          </table:table-cell>
          <table:table-cell office:value-type="string" table:style-name="ce2">
            <text:p>AGOSTO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644495.2400000002" table:style-name="ce2">
            <text:p>6644495.24</text:p>
          </table:table-cell>
          <table:table-cell office:value-type="string" table:style-name="ce2">
            <text:p>SEPT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92278521.840000004" table:style-name="ce2">
            <text:p>92278521.84</text:p>
          </table:table-cell>
          <table:table-cell office:value-type="string" table:style-name="ce2">
            <text:p>SEPT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8026494.8899999997" table:style-name="ce2">
            <text:p>8026494.89</text:p>
          </table:table-cell>
          <table:table-cell office:value-type="string" table:style-name="ce2">
            <text:p>SEPT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6539106.43" table:style-name="ce2">
            <text:p>36539106.43</text:p>
          </table:table-cell>
          <table:table-cell office:value-type="string" table:style-name="ce2">
            <text:p>SEPT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7702189.399999999" table:style-name="ce2">
            <text:p>37702189.4</text:p>
          </table:table-cell>
          <table:table-cell office:value-type="string" table:style-name="ce2">
            <text:p>SEPT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366401.310000001" table:style-name="ce2">
            <text:p>16366401.31</text:p>
          </table:table-cell>
          <table:table-cell office:value-type="string" table:style-name="ce2">
            <text:p>SEPT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7311494.310000002" table:style-name="ce2">
            <text:p>47311494.31</text:p>
          </table:table-cell>
          <table:table-cell office:value-type="string" table:style-name="ce2">
            <text:p>SEPT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87182692.39999998" table:style-name="ce2">
            <text:p>287182692.4</text:p>
          </table:table-cell>
          <table:table-cell office:value-type="string" table:style-name="ce2">
            <text:p>SEPT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729289.0599999996" table:style-name="ce2">
            <text:p>6729289.06</text:p>
          </table:table-cell>
          <table:table-cell office:value-type="string" table:style-name="ce2">
            <text:p>OCTU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90332007.950000003" table:style-name="ce2">
            <text:p>90332007.95</text:p>
          </table:table-cell>
          <table:table-cell office:value-type="string" table:style-name="ce2">
            <text:p>OCTU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8108128.6699999999" table:style-name="ce2">
            <text:p>8108128.67</text:p>
          </table:table-cell>
          <table:table-cell office:value-type="string" table:style-name="ce2">
            <text:p>OCTU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6612037.840000004" table:style-name="ce2">
            <text:p>36612037.84</text:p>
          </table:table-cell>
          <table:table-cell office:value-type="string" table:style-name="ce2">
            <text:p>OCTU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7178542.200000003" table:style-name="ce2">
            <text:p>37178542.2</text:p>
          </table:table-cell>
          <table:table-cell office:value-type="string" table:style-name="ce2">
            <text:p>OCTU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073293.439999999" table:style-name="ce2">
            <text:p>16073293.44</text:p>
          </table:table-cell>
          <table:table-cell office:value-type="string" table:style-name="ce2">
            <text:p>OCTU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6553658.090000004" table:style-name="ce2">
            <text:p>46553658.09</text:p>
          </table:table-cell>
          <table:table-cell office:value-type="string" table:style-name="ce2">
            <text:p>OCTU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78981288.42000002" table:style-name="ce2">
            <text:p>278981288.4</text:p>
          </table:table-cell>
          <table:table-cell office:value-type="string" table:style-name="ce2">
            <text:p>OCTU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494117.4199999999" table:style-name="ce2">
            <text:p>6494117.42</text:p>
          </table:table-cell>
          <table:table-cell office:value-type="string" table:style-name="ce2">
            <text:p>NOV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6974968.989999995" table:style-name="ce2">
            <text:p>86974968.99</text:p>
          </table:table-cell>
          <table:table-cell office:value-type="string" table:style-name="ce2">
            <text:p>NOV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938212.9500000002" table:style-name="ce2">
            <text:p>7938212.95</text:p>
          </table:table-cell>
          <table:table-cell office:value-type="string" table:style-name="ce2">
            <text:p>NOV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4197099.509999998" table:style-name="ce2">
            <text:p>34197099.51</text:p>
          </table:table-cell>
          <table:table-cell office:value-type="string" table:style-name="ce2">
            <text:p>NOV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5190637.530000001" table:style-name="ce2">
            <text:p>35190637.53</text:p>
          </table:table-cell>
          <table:table-cell office:value-type="string" table:style-name="ce2">
            <text:p>NOV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5580123.970000001" table:style-name="ce2">
            <text:p>15580123.97</text:p>
          </table:table-cell>
          <table:table-cell office:value-type="string" table:style-name="ce2">
            <text:p>NOV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985584.079999998" table:style-name="ce2">
            <text:p>44985584.08</text:p>
          </table:table-cell>
          <table:table-cell office:value-type="string" table:style-name="ce2">
            <text:p>NOV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64994863.25" table:style-name="ce2">
            <text:p>264994863.3</text:p>
          </table:table-cell>
          <table:table-cell office:value-type="string" table:style-name="ce2">
            <text:p>NOV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598628.9000000004" table:style-name="ce2">
            <text:p>6598628.9</text:p>
          </table:table-cell>
          <table:table-cell office:value-type="string" table:style-name="ce2">
            <text:p>DIC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1298990.819999993" table:style-name="ce2">
            <text:p>81298990.82</text:p>
          </table:table-cell>
          <table:table-cell office:value-type="string" table:style-name="ce2">
            <text:p>DIC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811136.9900000002" table:style-name="ce2">
            <text:p>7811136.99</text:p>
          </table:table-cell>
          <table:table-cell office:value-type="string" table:style-name="ce2">
            <text:p>DIC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3587395.189999998" table:style-name="ce2">
            <text:p>33587395.19</text:p>
          </table:table-cell>
          <table:table-cell office:value-type="string" table:style-name="ce2">
            <text:p>DIC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4253634.100000001" table:style-name="ce2">
            <text:p>34253634.1</text:p>
          </table:table-cell>
          <table:table-cell office:value-type="string" table:style-name="ce2">
            <text:p>DIC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007469.720000001" table:style-name="ce2">
            <text:p>16007469.72</text:p>
          </table:table-cell>
          <table:table-cell office:value-type="string" table:style-name="ce2">
            <text:p>DIC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150899.619999997" table:style-name="ce2">
            <text:p>44150899.62</text:p>
          </table:table-cell>
          <table:table-cell office:value-type="string" table:style-name="ce2">
            <text:p>DIC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9604089.22999999" table:style-name="ce2">
            <text:p>249604089.2</text:p>
          </table:table-cell>
          <table:table-cell office:value-type="string" table:style-name="ce2">
            <text:p>DICIEMBRE</text:p>
          </table:table-cell>
          <table:table-cell office:value-type="float" office:value="2021" table:style-name="ce2">
            <text:p>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220009.9800000004" table:style-name="ce2">
            <text:p>6220009.98</text:p>
          </table:table-cell>
          <table:table-cell office:value-type="string" table:style-name="ce2">
            <text:p>EN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8210419.060000002" table:style-name="ce2">
            <text:p>78210419.06</text:p>
          </table:table-cell>
          <table:table-cell office:value-type="string" table:style-name="ce2">
            <text:p>EN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347101.4800000004" table:style-name="ce2">
            <text:p>7347101.48</text:p>
          </table:table-cell>
          <table:table-cell office:value-type="string" table:style-name="ce2">
            <text:p>EN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1984124.100000001" table:style-name="ce2">
            <text:p>31984124.1</text:p>
          </table:table-cell>
          <table:table-cell office:value-type="string" table:style-name="ce2">
            <text:p>EN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2525460.120000001" table:style-name="ce2">
            <text:p>32525460.12</text:p>
          </table:table-cell>
          <table:table-cell office:value-type="string" table:style-name="ce2">
            <text:p>EN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5330608.59" table:style-name="ce2">
            <text:p>15330608.59</text:p>
          </table:table-cell>
          <table:table-cell office:value-type="string" table:style-name="ce2">
            <text:p>EN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301215.549999997" table:style-name="ce2">
            <text:p>43301215.55</text:p>
          </table:table-cell>
          <table:table-cell office:value-type="string" table:style-name="ce2">
            <text:p>EN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5592225.28999999" table:style-name="ce2">
            <text:p>245592225.3</text:p>
          </table:table-cell>
          <table:table-cell office:value-type="string" table:style-name="ce2">
            <text:p>EN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385989.2800000003" table:style-name="ce2">
            <text:p>5385989.28</text:p>
          </table:table-cell>
          <table:table-cell office:value-type="string" table:style-name="ce2">
            <text:p>FEBR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9642425.900000006" table:style-name="ce2">
            <text:p>69642425.9</text:p>
          </table:table-cell>
          <table:table-cell office:value-type="string" table:style-name="ce2">
            <text:p>FEBR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415197.909" table:style-name="ce2">
            <text:p>6415197.909</text:p>
          </table:table-cell>
          <table:table-cell office:value-type="string" table:style-name="ce2">
            <text:p>FEBR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8178863.449999999" table:style-name="ce2">
            <text:p>28178863.45</text:p>
          </table:table-cell>
          <table:table-cell office:value-type="string" table:style-name="ce2">
            <text:p>FEBR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8901149.739999998" table:style-name="ce2">
            <text:p>28901149.74</text:p>
          </table:table-cell>
          <table:table-cell office:value-type="string" table:style-name="ce2">
            <text:p>FEBR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3313722.289999999" table:style-name="ce2">
            <text:p>13313722.29</text:p>
          </table:table-cell>
          <table:table-cell office:value-type="string" table:style-name="ce2">
            <text:p>FEBR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7502532.719999999" table:style-name="ce2">
            <text:p>37502532.72</text:p>
          </table:table-cell>
          <table:table-cell office:value-type="string" table:style-name="ce2">
            <text:p>FEBR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13185401.90000001" table:style-name="ce2">
            <text:p>213185401.9</text:p>
          </table:table-cell>
          <table:table-cell office:value-type="string" table:style-name="ce2">
            <text:p>FEBRER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381239.9680000003" table:style-name="ce2">
            <text:p>6381239.968</text:p>
          </table:table-cell>
          <table:table-cell office:value-type="string" table:style-name="ce2">
            <text:p>MARZ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9795162.650000006" table:style-name="ce2">
            <text:p>79795162.65</text:p>
          </table:table-cell>
          <table:table-cell office:value-type="string" table:style-name="ce2">
            <text:p>MARZ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602601.9919999996" table:style-name="ce2">
            <text:p>7602601.992</text:p>
          </table:table-cell>
          <table:table-cell office:value-type="string" table:style-name="ce2">
            <text:p>MARZ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3703027.43" table:style-name="ce2">
            <text:p>33703027.43</text:p>
          </table:table-cell>
          <table:table-cell office:value-type="string" table:style-name="ce2">
            <text:p>MARZ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3769558.5" table:style-name="ce2">
            <text:p>33769558.5</text:p>
          </table:table-cell>
          <table:table-cell office:value-type="string" table:style-name="ce2">
            <text:p>MARZ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5181101.73" table:style-name="ce2">
            <text:p>15181101.73</text:p>
          </table:table-cell>
          <table:table-cell office:value-type="string" table:style-name="ce2">
            <text:p>MARZ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518899.049999997" table:style-name="ce2">
            <text:p>44518899.05</text:p>
          </table:table-cell>
          <table:table-cell office:value-type="string" table:style-name="ce2">
            <text:p>MARZ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6591044" table:style-name="ce2">
            <text:p>246591044</text:p>
          </table:table-cell>
          <table:table-cell office:value-type="string" table:style-name="ce2">
            <text:p>MARZ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317641.4390000002" table:style-name="ce2">
            <text:p>6317641.439</text:p>
          </table:table-cell>
          <table:table-cell office:value-type="string" table:style-name="ce2">
            <text:p>ABRIL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6105332.829999998" table:style-name="ce2">
            <text:p>76105332.83</text:p>
          </table:table-cell>
          <table:table-cell office:value-type="string" table:style-name="ce2">
            <text:p>ABRIL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418023.5889999997" table:style-name="ce2">
            <text:p>7418023.589</text:p>
          </table:table-cell>
          <table:table-cell office:value-type="string" table:style-name="ce2">
            <text:p>ABRIL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2769207.960000001" table:style-name="ce2">
            <text:p>32769207.96</text:p>
          </table:table-cell>
          <table:table-cell office:value-type="string" table:style-name="ce2">
            <text:p>ABRIL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3097724.280000001" table:style-name="ce2">
            <text:p>33097724.28</text:p>
          </table:table-cell>
          <table:table-cell office:value-type="string" table:style-name="ce2">
            <text:p>ABRIL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5111188.380000001" table:style-name="ce2">
            <text:p>15111188.38</text:p>
          </table:table-cell>
          <table:table-cell office:value-type="string" table:style-name="ce2">
            <text:p>ABRIL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748036.219999999" table:style-name="ce2">
            <text:p>43748036.22</text:p>
          </table:table-cell>
          <table:table-cell office:value-type="string" table:style-name="ce2">
            <text:p>ABRIL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39008793.5" table:style-name="ce2">
            <text:p>239008793.5</text:p>
          </table:table-cell>
          <table:table-cell office:value-type="string" table:style-name="ce2">
            <text:p>ABRIL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7114519.2760662995" table:style-name="ce2">
            <text:p>7114519.276</text:p>
          </table:table-cell>
          <table:table-cell office:value-type="string" table:style-name="ce2">
            <text:p>MAY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7758015.992720768" table:style-name="ce2">
            <text:p>87758015.99</text:p>
          </table:table-cell>
          <table:table-cell office:value-type="string" table:style-name="ce2">
            <text:p>MAY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8152060.6857531099" table:style-name="ce2">
            <text:p>8152060.686</text:p>
          </table:table-cell>
          <table:table-cell office:value-type="string" table:style-name="ce2">
            <text:p>MAY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7554453.885010377" table:style-name="ce2">
            <text:p>37554453.89</text:p>
          </table:table-cell>
          <table:table-cell office:value-type="string" table:style-name="ce2">
            <text:p>MAY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6484866.410551593" table:style-name="ce2">
            <text:p>36484866.41</text:p>
          </table:table-cell>
          <table:table-cell office:value-type="string" table:style-name="ce2">
            <text:p>MAY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425226.793445908" table:style-name="ce2">
            <text:p>16425226.79</text:p>
          </table:table-cell>
          <table:table-cell office:value-type="string" table:style-name="ce2">
            <text:p>MAY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9336314.7011263" table:style-name="ce2">
            <text:p>49336314.7</text:p>
          </table:table-cell>
          <table:table-cell office:value-type="string" table:style-name="ce2">
            <text:p>MAY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74080090.85898095" table:style-name="ce2">
            <text:p>274080090.9</text:p>
          </table:table-cell>
          <table:table-cell office:value-type="string" table:style-name="ce2">
            <text:p>MAY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7429783.4247654993" table:style-name="ce2">
            <text:p>7429783.425</text:p>
          </table:table-cell>
          <table:table-cell office:value-type="string" table:style-name="ce2">
            <text:p>JUN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92540137.677497864" table:style-name="ce2">
            <text:p>92540137.68</text:p>
          </table:table-cell>
          <table:table-cell office:value-type="string" table:style-name="ce2">
            <text:p>JUN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8604461.919780802" table:style-name="ce2">
            <text:p>8604461.92</text:p>
          </table:table-cell>
          <table:table-cell office:value-type="string" table:style-name="ce2">
            <text:p>JUN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9415851.657798007" table:style-name="ce2">
            <text:p>39415851.66</text:p>
          </table:table-cell>
          <table:table-cell office:value-type="string" table:style-name="ce2">
            <text:p>JUN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9127596.217029743" table:style-name="ce2">
            <text:p>39127596.22</text:p>
          </table:table-cell>
          <table:table-cell office:value-type="string" table:style-name="ce2">
            <text:p>JUN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7161428.470772307" table:style-name="ce2">
            <text:p>17161428.47</text:p>
          </table:table-cell>
          <table:table-cell office:value-type="string" table:style-name="ce2">
            <text:p>JUN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2085060.700085208" table:style-name="ce2">
            <text:p>52085060.7</text:p>
          </table:table-cell>
          <table:table-cell office:value-type="string" table:style-name="ce2">
            <text:p>JUN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89215229.69874239" table:style-name="ce2">
            <text:p>289215229.7</text:p>
          </table:table-cell>
          <table:table-cell office:value-type="string" table:style-name="ce2">
            <text:p>JUN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7684754.7502394933" table:style-name="ce2">
            <text:p>7684754.75</text:p>
          </table:table-cell>
          <table:table-cell office:value-type="string" table:style-name="ce2">
            <text:p>JUL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9581714.322029591" table:style-name="ce2">
            <text:p>89581714.32</text:p>
          </table:table-cell>
          <table:table-cell office:value-type="string" table:style-name="ce2">
            <text:p>JUL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8820771.3865254875" table:style-name="ce2">
            <text:p>8820771.387</text:p>
          </table:table-cell>
          <table:table-cell office:value-type="string" table:style-name="ce2">
            <text:p>JUL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40878136.056549601" table:style-name="ce2">
            <text:p>40878136.06</text:p>
          </table:table-cell>
          <table:table-cell office:value-type="string" table:style-name="ce2">
            <text:p>JUL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9968060.248550132" table:style-name="ce2">
            <text:p>39968060.25</text:p>
          </table:table-cell>
          <table:table-cell office:value-type="string" table:style-name="ce2">
            <text:p>JUL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7268119.847461909" table:style-name="ce2">
            <text:p>17268119.85</text:p>
          </table:table-cell>
          <table:table-cell office:value-type="string" table:style-name="ce2">
            <text:p>JUL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0914118.046156034" table:style-name="ce2">
            <text:p>50914118.05</text:p>
          </table:table-cell>
          <table:table-cell office:value-type="string" table:style-name="ce2">
            <text:p>JUL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79106531.94378871" table:style-name="ce2">
            <text:p>279106531.9</text:p>
          </table:table-cell>
          <table:table-cell office:value-type="string" table:style-name="ce2">
            <text:p>JULI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7758871.362981895" table:style-name="ce2">
            <text:p>7758871.363</text:p>
          </table:table-cell>
          <table:table-cell office:value-type="string" table:style-name="ce2">
            <text:p>AGOST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94017194.342786878" table:style-name="ce2">
            <text:p>94017194.34</text:p>
          </table:table-cell>
          <table:table-cell office:value-type="string" table:style-name="ce2">
            <text:p>AGOST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8832677.4224608969" table:style-name="ce2">
            <text:p>8832677.422</text:p>
          </table:table-cell>
          <table:table-cell office:value-type="string" table:style-name="ce2">
            <text:p>AGOST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42266900.807445489" table:style-name="ce2">
            <text:p>42266900.81</text:p>
          </table:table-cell>
          <table:table-cell office:value-type="string" table:style-name="ce2">
            <text:p>AGOST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40910357.814090677" table:style-name="ce2">
            <text:p>40910357.81</text:p>
          </table:table-cell>
          <table:table-cell office:value-type="string" table:style-name="ce2">
            <text:p>AGOST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8027617.039998498" table:style-name="ce2">
            <text:p>18027617.04</text:p>
          </table:table-cell>
          <table:table-cell office:value-type="string" table:style-name="ce2">
            <text:p>AGOST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2459040.386389598" table:style-name="ce2">
            <text:p>52459040.39</text:p>
          </table:table-cell>
          <table:table-cell office:value-type="string" table:style-name="ce2">
            <text:p>AGOST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92029347.27492809" table:style-name="ce2">
            <text:p>292029347.3</text:p>
          </table:table-cell>
          <table:table-cell office:value-type="string" table:style-name="ce2">
            <text:p>AGOSTO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777729.8481676029" table:style-name="ce2">
            <text:p>5777729.848</text:p>
          </table:table-cell>
          <table:table-cell office:value-type="string" table:style-name="ce2">
            <text:p>SEPT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9526195.718407869" table:style-name="ce2">
            <text:p>89526195.72</text:p>
          </table:table-cell>
          <table:table-cell office:value-type="string" table:style-name="ce2">
            <text:p>SEPT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258984.0791837107" table:style-name="ce2">
            <text:p>7258984.079</text:p>
          </table:table-cell>
          <table:table-cell office:value-type="string" table:style-name="ce2">
            <text:p>SEPT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0102963.336210266" table:style-name="ce2">
            <text:p>30102963.34</text:p>
          </table:table-cell>
          <table:table-cell office:value-type="string" table:style-name="ce2">
            <text:p>SEPT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3368587.956439577" table:style-name="ce2">
            <text:p>33368587.96</text:p>
          </table:table-cell>
          <table:table-cell office:value-type="string" table:style-name="ce2">
            <text:p>SEPT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238593.849864408" table:style-name="ce2">
            <text:p>16238593.85</text:p>
          </table:table-cell>
          <table:table-cell office:value-type="string" table:style-name="ce2">
            <text:p>SEPT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6917311.196454719" table:style-name="ce2">
            <text:p>46917311.2</text:p>
          </table:table-cell>
          <table:table-cell office:value-type="string" table:style-name="ce2">
            <text:p>SEPT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76742779.20460773" table:style-name="ce2">
            <text:p>276742779.2</text:p>
          </table:table-cell>
          <table:table-cell office:value-type="string" table:style-name="ce2">
            <text:p>SEPT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153727.4602802899" table:style-name="ce2">
            <text:p>6153727.46</text:p>
          </table:table-cell>
          <table:table-cell office:value-type="string" table:style-name="ce2">
            <text:p>OCTU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85903690.435014158" table:style-name="ce2">
            <text:p>85903690.44</text:p>
          </table:table-cell>
          <table:table-cell office:value-type="string" table:style-name="ce2">
            <text:p>OCTU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949419.3278206959" table:style-name="ce2">
            <text:p>7949419.328</text:p>
          </table:table-cell>
          <table:table-cell office:value-type="string" table:style-name="ce2">
            <text:p>OCTU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6258001.62403664" table:style-name="ce2">
            <text:p>36258001.62</text:p>
          </table:table-cell>
          <table:table-cell office:value-type="string" table:style-name="ce2">
            <text:p>OCTU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8122422.574513994" table:style-name="ce2">
            <text:p>38122422.57</text:p>
          </table:table-cell>
          <table:table-cell office:value-type="string" table:style-name="ce2">
            <text:p>OCTU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7467325.992531408" table:style-name="ce2">
            <text:p>17467325.99</text:p>
          </table:table-cell>
          <table:table-cell office:value-type="string" table:style-name="ce2">
            <text:p>OCTU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9303018.519564681" table:style-name="ce2">
            <text:p>49303018.52</text:p>
          </table:table-cell>
          <table:table-cell office:value-type="string" table:style-name="ce2">
            <text:p>OCTU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81526311.6455605" table:style-name="ce2">
            <text:p>281526311.6</text:p>
          </table:table-cell>
          <table:table-cell office:value-type="string" table:style-name="ce2">
            <text:p>OCTU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429095.0055578975" table:style-name="ce2">
            <text:p>6429095.006</text:p>
          </table:table-cell>
          <table:table-cell office:value-type="string" table:style-name="ce2">
            <text:p>NOV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8278961.472153038" table:style-name="ce2">
            <text:p>78278961.47</text:p>
          </table:table-cell>
          <table:table-cell office:value-type="string" table:style-name="ce2">
            <text:p>NOV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703515.7541268999" table:style-name="ce2">
            <text:p>7703515.754</text:p>
          </table:table-cell>
          <table:table-cell office:value-type="string" table:style-name="ce2">
            <text:p>NOV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4019158.497563004" table:style-name="ce2">
            <text:p>34019158.5</text:p>
          </table:table-cell>
          <table:table-cell office:value-type="string" table:style-name="ce2">
            <text:p>NOV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3834386.118034102" table:style-name="ce2">
            <text:p>33834386.12</text:p>
          </table:table-cell>
          <table:table-cell office:value-type="string" table:style-name="ce2">
            <text:p>NOV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795447.726477999" table:style-name="ce2">
            <text:p>16795447.73</text:p>
          </table:table-cell>
          <table:table-cell office:value-type="string" table:style-name="ce2">
            <text:p>NOV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4820220.648155287" table:style-name="ce2">
            <text:p>44820220.65</text:p>
          </table:table-cell>
          <table:table-cell office:value-type="string" table:style-name="ce2">
            <text:p>NOV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9035447.9718782" table:style-name="ce2">
            <text:p>249035448</text:p>
          </table:table-cell>
          <table:table-cell office:value-type="string" table:style-name="ce2">
            <text:p>NOV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214450.6442167908" table:style-name="ce2">
            <text:p>6214450.644</text:p>
          </table:table-cell>
          <table:table-cell office:value-type="string" table:style-name="ce2">
            <text:p>DIC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5741873.355640948" table:style-name="ce2">
            <text:p>75741873.36</text:p>
          </table:table-cell>
          <table:table-cell office:value-type="string" table:style-name="ce2">
            <text:p>DIC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505105.4785657991" table:style-name="ce2">
            <text:p>7505105.479</text:p>
          </table:table-cell>
          <table:table-cell office:value-type="string" table:style-name="ce2">
            <text:p>DIC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3097073.585501306" table:style-name="ce2">
            <text:p>33097073.59</text:p>
          </table:table-cell>
          <table:table-cell office:value-type="string" table:style-name="ce2">
            <text:p>DIC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2563316.004969265" table:style-name="ce2">
            <text:p>32563316</text:p>
          </table:table-cell>
          <table:table-cell office:value-type="string" table:style-name="ce2">
            <text:p>DIC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385565.212175094" table:style-name="ce2">
            <text:p>16385565.21</text:p>
          </table:table-cell>
          <table:table-cell office:value-type="string" table:style-name="ce2">
            <text:p>DIC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3409659.943694808" table:style-name="ce2">
            <text:p>43409659.94</text:p>
          </table:table-cell>
          <table:table-cell office:value-type="string" table:style-name="ce2">
            <text:p>DIC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41411306.02362427" table:style-name="ce2">
            <text:p>241411306</text:p>
          </table:table-cell>
          <table:table-cell office:value-type="string" table:style-name="ce2">
            <text:p>DICIEMBRE</text:p>
          </table:table-cell>
          <table:table-cell office:value-type="float" office:value="2022" table:style-name="ce2">
            <text:p>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887389.2905501928" table:style-name="ce4">
            <text:p>5887389.29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1769196.415541455" table:style-name="ce4">
            <text:p>71769196.42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371536.5007324023" table:style-name="ce4">
            <text:p>7371536.50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1990644.530105993" table:style-name="ce4">
            <text:p>31990644.53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1548670.269188259" table:style-name="ce4">
            <text:p>31548670.27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6045254.004633095" table:style-name="ce4">
            <text:p>16045254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1964216.755823396" table:style-name="ce4">
            <text:p>41964216.76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32498795.10344583" table:style-name="ce4">
            <text:p>232498795.1</text:p>
          </table:table-cell>
          <table:table-cell office:value-type="string" table:style-name="ce2">
            <text:p>EN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529208.3077906976" table:style-name="ce4">
            <text:p>5529208.308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6834290.951733977" table:style-name="ce4">
            <text:p>66834290.9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747949.4126480995" table:style-name="ce4">
            <text:p>6747949.413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9356858.277865808" table:style-name="ce4">
            <text:p>29356858.28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8616400.043460831" table:style-name="ce4">
            <text:p>28616400.04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503357.3559976" table:style-name="ce4">
            <text:p>14503357.36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8982179.452621579" table:style-name="ce4">
            <text:p>38982179.45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17331744.66609201" table:style-name="ce4">
            <text:p>217331744.7</text:p>
          </table:table-cell>
          <table:table-cell office:value-type="string" table:style-name="ce2">
            <text:p>FEBRER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5529208.3077907003" table:style-name="ce4">
            <text:p>5529208.30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66834290.951733977" table:style-name="ce4">
            <text:p>66834290.95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6747949.4126480995" table:style-name="ce4">
            <text:p>6747949.413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29356858.277865808" table:style-name="ce4">
            <text:p>29356858.28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28616400.043460831" table:style-name="ce4">
            <text:p>28616400.04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4503357.3559976" table:style-name="ce4">
            <text:p>14503357.36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38982179.452621579" table:style-name="ce4">
            <text:p>38982179.45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17331744.66609201" table:style-name="ce4">
            <text:p>217331744.7</text:p>
          </table:table-cell>
          <table:table-cell office:value-type="string" table:style-name="ce2">
            <text:p>MARZ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6768270.6468994049" table:style-name="ce4">
            <text:p>6768270.647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78531010.571066469" table:style-name="ce4">
            <text:p>78531010.57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7901289.9912949027" table:style-name="ce4">
            <text:p>7901289.991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34885890.723202348" table:style-name="ce4">
            <text:p>34885890.72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35405080.69374121" table:style-name="ce4">
            <text:p>35405080.69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7252113.570865698" table:style-name="ce4">
            <text:p>17252113.57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48232679.630758643" table:style-name="ce4">
            <text:p>48232679.63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263132711.83782813" table:style-name="ce4">
            <text:p>263132711.8</text:p>
          </table:table-cell>
          <table:table-cell office:value-type="string" table:style-name="ce2">
            <text:p>ABRIL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7734052.0599999996" table:style-name="ce4">
            <text:p>7734052.06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90807586.329999998" table:style-name="ce4">
            <text:p>90807586.33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9235433.0700000003" table:style-name="ce4">
            <text:p>9235433.07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41843065.850000001" table:style-name="ce4">
            <text:p>41843065.85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41230976.07" table:style-name="ce4">
            <text:p>41230976.07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9529640.190000001" table:style-name="ce4">
            <text:p>19529640.19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5633439.409999996" table:style-name="ce4">
            <text:p>55633439.4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308640747.08999997" table:style-name="ce4">
            <text:p>308640747.1</text:p>
          </table:table-cell>
          <table:table-cell office:value-type="string" table:style-name="ce2">
            <text:p>MAY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8130249.2239557002" table:style-name="ce4">
            <text:p>8130249.224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96538785.366779894" table:style-name="ce4">
            <text:p>96538785.37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10003460.923036711" table:style-name="ce4">
            <text:p>10003460.92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43063524.928913891" table:style-name="ce4">
            <text:p>43063524.9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42582401.047301784" table:style-name="ce4">
            <text:p>42582401.0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19876187.07745941" table:style-name="ce4">
            <text:p>19876187.08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58569519.334928997" table:style-name="ce4">
            <text:p>58569519.33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325023601.4576478" table:style-name="ce4">
            <text:p>325023601.5</text:p>
          </table:table-cell>
          <table:table-cell office:value-type="string" table:style-name="ce2">
            <text:p>JUN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EL SEIBO</text:p>
          </table:table-cell>
          <table:table-cell office:value-type="float" office:value="8927176.9261740055" table:style-name="ce4">
            <text:p>8927176.926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ISTRITO NACIONAL</text:p>
          </table:table-cell>
          <table:table-cell office:value-type="float" office:value="98502172.700373694" table:style-name="ce4">
            <text:p>98502172.7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ATO MAYOR</text:p>
          </table:table-cell>
          <table:table-cell office:value-type="float" office:value="10120644.994910296" table:style-name="ce4">
            <text:p>10120644.99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ALTAGRACIA</text:p>
          </table:table-cell>
          <table:table-cell office:value-type="float" office:value="46596961.705773205" table:style-name="ce4">
            <text:p>46596961.71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A ROMANA</text:p>
          </table:table-cell>
          <table:table-cell office:value-type="float" office:value="45680833.617125005" table:style-name="ce4">
            <text:p>45680833.62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ONTE PLATA</text:p>
          </table:table-cell>
          <table:table-cell office:value-type="float" office:value="20210110.3700739" table:style-name="ce4">
            <text:p>20210110.37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 PEDRO DE MACORIS</text:p>
          </table:table-cell>
          <table:table-cell office:value-type="float" office:value="60591123.374853782" table:style-name="ce4">
            <text:p>60591123.37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ANTO DOMINGO</text:p>
          </table:table-cell>
          <table:table-cell office:value-type="float" office:value="329047753.63971293" table:style-name="ce4">
            <text:p>329047753.6</text:p>
          </table:table-cell>
          <table:table-cell office:value-type="string" table:style-name="ce2">
            <text:p>JULI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 SEIBO</text:p>
          </table:table-cell>
          <table:table-cell office:value-type="float" office:value="8572848.8476100992" table:style-name="ce4">
            <text:p>8572848.848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STRITO NACIONAL</text:p>
          </table:table-cell>
          <table:table-cell office:value-type="float" office:value="98841120.085168809" table:style-name="ce4">
            <text:p>98841120.09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TO MAYOR</text:p>
          </table:table-cell>
          <table:table-cell office:value-type="float" office:value="10291139.755445404" table:style-name="ce4">
            <text:p>10291139.7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 ALTAGRACIA</text:p>
          </table:table-cell>
          <table:table-cell office:value-type="float" office:value="45824573.188119777" table:style-name="ce4">
            <text:p>45824573.19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 ROMANA</text:p>
          </table:table-cell>
          <table:table-cell office:value-type="float" office:value="45736032.92691049" table:style-name="ce4">
            <text:p>45736032.93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E PLATA</text:p>
          </table:table-cell>
          <table:table-cell office:value-type="float" office:value="20088080.447525501" table:style-name="ce4">
            <text:p>20088080.45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PEDRO DE MACORIS</text:p>
          </table:table-cell>
          <table:table-cell office:value-type="float" office:value="57801114.156552389" table:style-name="ce4">
            <text:p>57801114.1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TO DOMINGO</text:p>
          </table:table-cell>
          <table:table-cell office:value-type="float" office:value="320218806.62031871" table:style-name="ce4">
            <text:p>320218806.6</text:p>
          </table:table-cell>
          <table:table-cell office:value-type="string" table:style-name="ce2">
            <text:p>AGOSTO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 SEIBO</text:p>
          </table:table-cell>
          <table:table-cell office:value-type="float" office:value="8571256.3279466983" table:style-name="ce4">
            <text:p>8571256.328</text:p>
          </table:table-cell>
          <table:table-cell office:value-type="string" table:style-name="ce1">
            <text:p>SEPT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STRITO NACIONAL</text:p>
          </table:table-cell>
          <table:table-cell office:value-type="float" office:value="101530904.40348092" table:style-name="ce4">
            <text:p>101530904.4</text:p>
          </table:table-cell>
          <table:table-cell office:value-type="string" table:style-name="ce1">
            <text:p>SEPT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TO MAYOR</text:p>
          </table:table-cell>
          <table:table-cell office:value-type="float" office:value="10090051.656664399" table:style-name="ce4">
            <text:p>10090051.66</text:p>
          </table:table-cell>
          <table:table-cell office:value-type="string" table:style-name="ce1">
            <text:p>SEPT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 ALTAGRACIA</text:p>
          </table:table-cell>
          <table:table-cell office:value-type="float" office:value="47276221.143343136" table:style-name="ce4">
            <text:p>47276221.14</text:p>
          </table:table-cell>
          <table:table-cell office:value-type="string" table:style-name="ce1">
            <text:p>SEPT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 ROMANA</text:p>
          </table:table-cell>
          <table:table-cell office:value-type="float" office:value="45029437.821023867" table:style-name="ce4">
            <text:p>45029437.82</text:p>
          </table:table-cell>
          <table:table-cell office:value-type="string" table:style-name="ce1">
            <text:p>SEPT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E PLATA</text:p>
          </table:table-cell>
          <table:table-cell office:value-type="float" office:value="20426269.503364794" table:style-name="ce4">
            <text:p>20426269.5</text:p>
          </table:table-cell>
          <table:table-cell office:value-type="string" table:style-name="ce1">
            <text:p>SEPT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PEDRO DE MACORIS</text:p>
          </table:table-cell>
          <table:table-cell office:value-type="float" office:value="57488261.628711201" table:style-name="ce4">
            <text:p>57488261.63</text:p>
          </table:table-cell>
          <table:table-cell office:value-type="string" table:style-name="ce1">
            <text:p>SEPT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TO DOMINGO</text:p>
          </table:table-cell>
          <table:table-cell office:value-type="float" office:value="328326229.64221853" table:style-name="ce4">
            <text:p>328326229.6</text:p>
          </table:table-cell>
          <table:table-cell office:value-type="string" table:style-name="ce1">
            <text:p>SEPT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L SEIBO</text:p>
          </table:table-cell>
          <table:table-cell office:value-type="float" office:value="8917367.5380910914" table:style-name="ce4">
            <text:p>8917367.538</text:p>
          </table:table-cell>
          <table:table-cell office:value-type="string" table:style-name="ce1">
            <text:p>OCTU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ISTRITO NACIONAL</text:p>
          </table:table-cell>
          <table:table-cell office:value-type="float" office:value="105885770.49316308" table:style-name="ce4">
            <text:p>105885770.5</text:p>
          </table:table-cell>
          <table:table-cell office:value-type="string" table:style-name="ce1">
            <text:p>OCTU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ATO MAYOR</text:p>
          </table:table-cell>
          <table:table-cell office:value-type="float" office:value="10720922.214585407" table:style-name="ce4">
            <text:p>10720922.21</text:p>
          </table:table-cell>
          <table:table-cell office:value-type="string" table:style-name="ce1">
            <text:p>OCTU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 ALTAGRACIA</text:p>
          </table:table-cell>
          <table:table-cell office:value-type="float" office:value="47874659.656815909" table:style-name="ce4">
            <text:p>47874659.66</text:p>
          </table:table-cell>
          <table:table-cell office:value-type="string" table:style-name="ce1">
            <text:p>OCTU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 ROMANA</text:p>
          </table:table-cell>
          <table:table-cell office:value-type="float" office:value="46346955.829025313" table:style-name="ce4">
            <text:p>46346955.83</text:p>
          </table:table-cell>
          <table:table-cell office:value-type="string" table:style-name="ce1">
            <text:p>OCTU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ONTE PLATA</text:p>
          </table:table-cell>
          <table:table-cell office:value-type="float" office:value="21542487.47863631" table:style-name="ce4">
            <text:p>21542487.48</text:p>
          </table:table-cell>
          <table:table-cell office:value-type="string" table:style-name="ce1">
            <text:p>OCTU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 PEDRO DE MACORIS</text:p>
          </table:table-cell>
          <table:table-cell office:value-type="float" office:value="58728721.697593734" table:style-name="ce4">
            <text:p>58728721.7</text:p>
          </table:table-cell>
          <table:table-cell office:value-type="string" table:style-name="ce1">
            <text:p>OCTU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ANTO DOMINGO</text:p>
          </table:table-cell>
          <table:table-cell office:value-type="float" office:value="341256978.7049666" table:style-name="ce4">
            <text:p>341256978.7</text:p>
          </table:table-cell>
          <table:table-cell office:value-type="string" table:style-name="ce1">
            <text:p>OCTU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7819057.9831579095" table:style-name="ce4">
            <text:p>7819057.983</text:p>
          </table:table-cell>
          <table:table-cell office:value-type="string" table:style-name="ce1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88793308.101672843" table:style-name="ce4">
            <text:p>88793308.1</text:p>
          </table:table-cell>
          <table:table-cell office:value-type="string" table:style-name="ce1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9004094.8585571013" table:style-name="ce4">
            <text:p>9004094.859</text:p>
          </table:table-cell>
          <table:table-cell office:value-type="string" table:style-name="ce1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1274004.288578324" table:style-name="ce4">
            <text:p>41274004.29</text:p>
          </table:table-cell>
          <table:table-cell office:value-type="string" table:style-name="ce1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1083694.269702181" table:style-name="ce4">
            <text:p>41083694.27</text:p>
          </table:table-cell>
          <table:table-cell office:value-type="string" table:style-name="ce1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18685493.597700585" table:style-name="ce4">
            <text:p>18685493.6</text:p>
          </table:table-cell>
          <table:table-cell office:value-type="string" table:style-name="ce1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1043106.34934622" table:style-name="ce4">
            <text:p>51043106.35</text:p>
          </table:table-cell>
          <table:table-cell office:value-type="string" table:style-name="ce1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87679507.32801712" table:style-name="ce4">
            <text:p>287679507.3</text:p>
          </table:table-cell>
          <table:table-cell office:value-type="string" table:style-name="ce1">
            <text:p>NOV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84974541.213269129" table:style-name="ce4">
            <text:p>84974541.21</text:p>
          </table:table-cell>
          <table:table-cell office:value-type="string" table:style-name="ce1">
            <text:p>DIC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8748703.7553008106" table:style-name="ce4">
            <text:p>8748703.755</text:p>
          </table:table-cell>
          <table:table-cell office:value-type="string" table:style-name="ce1">
            <text:p>DIC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38923890.328903362" table:style-name="ce4">
            <text:p>38923890.33</text:p>
          </table:table-cell>
          <table:table-cell office:value-type="string" table:style-name="ce1">
            <text:p>DIC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38547024.546136938" table:style-name="ce4">
            <text:p>38547024.55</text:p>
          </table:table-cell>
          <table:table-cell office:value-type="string" table:style-name="ce1">
            <text:p>DIC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18211843.593658201" table:style-name="ce4">
            <text:p>18211843.59</text:p>
          </table:table-cell>
          <table:table-cell office:value-type="string" table:style-name="ce1">
            <text:p>DIC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49754866.877493292" table:style-name="ce4">
            <text:p>49754866.88</text:p>
          </table:table-cell>
          <table:table-cell office:value-type="string" table:style-name="ce1">
            <text:p>DIC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71815527.64548278" table:style-name="ce4">
            <text:p>271815527.6</text:p>
          </table:table-cell>
          <table:table-cell office:value-type="string" table:style-name="ce1">
            <text:p>DICIEMBRE</text:p>
          </table:table-cell>
          <table:table-cell office:value-type="float" office:value="2023" table:style-name="ce2">
            <text:p>202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86755336.140204445" table:style-name="ce4">
            <text:p>86755336.14</text:p>
          </table:table-cell>
          <table:table-cell office:value-type="string" table:style-name="ce1">
            <text:p>EN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9030852.0910183117" table:style-name="ce4">
            <text:p>9030852.091</text:p>
          </table:table-cell>
          <table:table-cell office:value-type="string" table:style-name="ce1">
            <text:p>EN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1171087.228211723" table:style-name="ce4">
            <text:p>41171087.23</text:p>
          </table:table-cell>
          <table:table-cell office:value-type="string" table:style-name="ce1">
            <text:p>EN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39437590.268266939" table:style-name="ce4">
            <text:p>39437590.27</text:p>
          </table:table-cell>
          <table:table-cell office:value-type="string" table:style-name="ce1">
            <text:p>EN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19285141.21424821" table:style-name="ce4">
            <text:p>19285141.21</text:p>
          </table:table-cell>
          <table:table-cell office:value-type="string" table:style-name="ce1">
            <text:p>EN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1371237.920292251" table:style-name="ce4">
            <text:p>51371237.92</text:p>
          </table:table-cell>
          <table:table-cell office:value-type="string" table:style-name="ce1">
            <text:p>EN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84402750.40426147" table:style-name="ce4">
            <text:p>284402750.4</text:p>
          </table:table-cell>
          <table:table-cell office:value-type="string" table:style-name="ce1">
            <text:p>EN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77743839.523932099" table:style-name="ce2">
            <text:p>77743839.52</text:p>
          </table:table-cell>
          <table:table-cell office:value-type="string" table:style-name="ce1">
            <text:p>FEBR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8039665.7689786982" table:style-name="ce2">
            <text:p>8039665.769</text:p>
          </table:table-cell>
          <table:table-cell office:value-type="string" table:style-name="ce1">
            <text:p>FEBR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36001122.003145859" table:style-name="ce2">
            <text:p>36001122</text:p>
          </table:table-cell>
          <table:table-cell office:value-type="string" table:style-name="ce1">
            <text:p>FEBR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35642995.946343176" table:style-name="ce2">
            <text:p>35642995.95</text:p>
          </table:table-cell>
          <table:table-cell office:value-type="string" table:style-name="ce1">
            <text:p>FEBR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17397691.786766704" table:style-name="ce2">
            <text:p>17397691.79</text:p>
          </table:table-cell>
          <table:table-cell office:value-type="string" table:style-name="ce1">
            <text:p>FEBR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45835311.058202311" table:style-name="ce2">
            <text:p>45835311.06</text:p>
          </table:table-cell>
          <table:table-cell office:value-type="string" table:style-name="ce1">
            <text:p>FEBR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55884620.77181342" table:style-name="ce2">
            <text:p>255884620.8</text:p>
          </table:table-cell>
          <table:table-cell office:value-type="string" table:style-name="ce1">
            <text:p>FEBRER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90376317.021432772" table:style-name="ce2">
            <text:p>90376317.02</text:p>
          </table:table-cell>
          <table:table-cell office:value-type="string" table:style-name="ce1">
            <text:p>MARZ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9359401.3617133014" table:style-name="ce2">
            <text:p>9359401.362</text:p>
          </table:table-cell>
          <table:table-cell office:value-type="string" table:style-name="ce1">
            <text:p>MARZ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2485242.268061347" table:style-name="ce2">
            <text:p>42485242.27</text:p>
          </table:table-cell>
          <table:table-cell office:value-type="string" table:style-name="ce1">
            <text:p>MARZ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0705916.035741597" table:style-name="ce2">
            <text:p>40705916.04</text:p>
          </table:table-cell>
          <table:table-cell office:value-type="string" table:style-name="ce1">
            <text:p>MARZ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0748903.68600269" table:style-name="ce2">
            <text:p>20748903.69</text:p>
          </table:table-cell>
          <table:table-cell office:value-type="string" table:style-name="ce1">
            <text:p>MARZ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3550249.830478907" table:style-name="ce2">
            <text:p>53550249.83</text:p>
          </table:table-cell>
          <table:table-cell office:value-type="string" table:style-name="ce1">
            <text:p>MARZ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96631552.01533002" table:style-name="ce2">
            <text:p>296631552</text:p>
          </table:table-cell>
          <table:table-cell office:value-type="string" table:style-name="ce1">
            <text:p>MARZ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90895955.600020498" table:style-name="ce4">
            <text:p>90895955.6</text:p>
          </table:table-cell>
          <table:table-cell office:value-type="string" table:style-name="ce1">
            <text:p>ABRIL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9575103.2624280937" table:style-name="ce4">
            <text:p>9575103.262</text:p>
          </table:table-cell>
          <table:table-cell office:value-type="string" table:style-name="ce1">
            <text:p>ABRIL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1766244.401274405" table:style-name="ce4">
            <text:p>41766244.4</text:p>
          </table:table-cell>
          <table:table-cell office:value-type="string" table:style-name="ce1">
            <text:p>ABRIL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1000909.780331083" table:style-name="ce4">
            <text:p>41000909.78</text:p>
          </table:table-cell>
          <table:table-cell office:value-type="string" table:style-name="ce1">
            <text:p>ABRIL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19649007.667155001" table:style-name="ce4">
            <text:p>19649007.67</text:p>
          </table:table-cell>
          <table:table-cell office:value-type="string" table:style-name="ce1">
            <text:p>ABRIL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4135390.969751574" table:style-name="ce4">
            <text:p>54135390.97</text:p>
          </table:table-cell>
          <table:table-cell office:value-type="string" table:style-name="ce1">
            <text:p>ABRIL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94475269.75611484" table:style-name="ce4">
            <text:p>294475269.8</text:p>
          </table:table-cell>
          <table:table-cell office:value-type="string" table:style-name="ce1">
            <text:p>ABRIL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8349818.347825598" table:style-name="ce4">
            <text:p>8349818.348</text:p>
          </table:table-cell>
          <table:table-cell office:value-type="string" table:style-name="ce1">
            <text:p>ABRIL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100513372.71583584" table:style-name="ce4">
            <text:p>100513372.7</text:p>
          </table:table-cell>
          <table:table-cell office:value-type="string" table:style-name="ce1">
            <text:p>MAY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0200745.008889899" table:style-name="ce4">
            <text:p>10200745.01</text:p>
          </table:table-cell>
          <table:table-cell office:value-type="string" table:style-name="ce1">
            <text:p>MAY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6492493.974494934" table:style-name="ce4">
            <text:p>46492493.97</text:p>
          </table:table-cell>
          <table:table-cell office:value-type="string" table:style-name="ce1">
            <text:p>MAY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5683084.137209259" table:style-name="ce4">
            <text:p>45683084.14</text:p>
          </table:table-cell>
          <table:table-cell office:value-type="string" table:style-name="ce1">
            <text:p>MAY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1516337.758562703" table:style-name="ce4">
            <text:p>21516337.76</text:p>
          </table:table-cell>
          <table:table-cell office:value-type="string" table:style-name="ce1">
            <text:p>MAY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60436954.703731075" table:style-name="ce4">
            <text:p>60436954.7</text:p>
          </table:table-cell>
          <table:table-cell office:value-type="string" table:style-name="ce1">
            <text:p>MAY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26804675.08200866" table:style-name="ce4">
            <text:p>326804675.1</text:p>
          </table:table-cell>
          <table:table-cell office:value-type="string" table:style-name="ce1">
            <text:p>MAY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9146671.3024428003" table:style-name="ce4">
            <text:p>9146671.302</text:p>
          </table:table-cell>
          <table:table-cell office:value-type="string" table:style-name="ce1">
            <text:p>MAY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102751502.48" table:style-name="ce4">
            <text:p>102751502.5</text:p>
          </table:table-cell>
          <table:table-cell office:value-type="string" table:style-name="ce1">
            <text:p>JUN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0985800.699999999" table:style-name="ce4">
            <text:p>10985800.7</text:p>
          </table:table-cell>
          <table:table-cell office:value-type="string" table:style-name="ce1">
            <text:p>JUN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9184991.469999999" table:style-name="ce4">
            <text:p>49184991.47</text:p>
          </table:table-cell>
          <table:table-cell office:value-type="string" table:style-name="ce1">
            <text:p>JUN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7165776.810000002" table:style-name="ce4">
            <text:p>47165776.81</text:p>
          </table:table-cell>
          <table:table-cell office:value-type="string" table:style-name="ce1">
            <text:p>JUN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1886942.43" table:style-name="ce4">
            <text:p>21886942.43</text:p>
          </table:table-cell>
          <table:table-cell office:value-type="string" table:style-name="ce1">
            <text:p>JUN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62705570.210000001" table:style-name="ce4">
            <text:p>62705570.21</text:p>
          </table:table-cell>
          <table:table-cell office:value-type="string" table:style-name="ce1">
            <text:p>JUN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40973365.80000001" table:style-name="ce4">
            <text:p>340973365.8</text:p>
          </table:table-cell>
          <table:table-cell office:value-type="string" table:style-name="ce1">
            <text:p>JUN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9654323.3800000008" table:style-name="ce4">
            <text:p>9654323.38</text:p>
          </table:table-cell>
          <table:table-cell office:value-type="string" table:style-name="ce1">
            <text:p>JUN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104023413.38886616" table:style-name="ce4">
            <text:p>104023413.4</text:p>
          </table:table-cell>
          <table:table-cell office:value-type="string" table:style-name="ce1">
            <text:p>JUL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1787279.650136506" table:style-name="ce4">
            <text:p>11787279.65</text:p>
          </table:table-cell>
          <table:table-cell office:value-type="string" table:style-name="ce1">
            <text:p>JUL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51646491.492782414" table:style-name="ce4">
            <text:p>51646491.49</text:p>
          </table:table-cell>
          <table:table-cell office:value-type="string" table:style-name="ce1">
            <text:p>JUL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8322103.788810819" table:style-name="ce4">
            <text:p>48322103.79</text:p>
          </table:table-cell>
          <table:table-cell office:value-type="string" table:style-name="ce1">
            <text:p>JUL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2299964.514503606" table:style-name="ce4">
            <text:p>22299964.51</text:p>
          </table:table-cell>
          <table:table-cell office:value-type="string" table:style-name="ce1">
            <text:p>JUL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63852157.306813717" table:style-name="ce4">
            <text:p>63852157.31</text:p>
          </table:table-cell>
          <table:table-cell office:value-type="string" table:style-name="ce1">
            <text:p>JUL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38054628.41236836" table:style-name="ce4">
            <text:p>338054628.4</text:p>
          </table:table-cell>
          <table:table-cell office:value-type="string" table:style-name="ce1">
            <text:p>JUL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10518603.571293091" table:style-name="ce4">
            <text:p>10518603.57</text:p>
          </table:table-cell>
          <table:table-cell office:value-type="string" table:style-name="ce1">
            <text:p>JULI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111534140.57549304" table:style-name="ce4">
            <text:p>111534140.6</text:p>
          </table:table-cell>
          <table:table-cell office:value-type="string" table:style-name="ce1">
            <text:p>AGOST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2076384.195923891" table:style-name="ce4">
            <text:p>12076384.2</text:p>
          </table:table-cell>
          <table:table-cell office:value-type="string" table:style-name="ce1">
            <text:p>AGOST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55039255.640285894" table:style-name="ce4">
            <text:p>55039255.64</text:p>
          </table:table-cell>
          <table:table-cell office:value-type="string" table:style-name="ce1">
            <text:p>AGOST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52856219.496147387" table:style-name="ce4">
            <text:p>52856219.5</text:p>
          </table:table-cell>
          <table:table-cell office:value-type="string" table:style-name="ce1">
            <text:p>AGOST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2776267.065750208" table:style-name="ce4">
            <text:p>22776267.07</text:p>
          </table:table-cell>
          <table:table-cell office:value-type="string" table:style-name="ce1">
            <text:p>AGOST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66942241.620528117" table:style-name="ce4">
            <text:p>66942241.62</text:p>
          </table:table-cell>
          <table:table-cell office:value-type="string" table:style-name="ce1">
            <text:p>AGOST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64484169.93830788" table:style-name="ce4">
            <text:p>364484169.9</text:p>
          </table:table-cell>
          <table:table-cell office:value-type="string" table:style-name="ce1">
            <text:p>AGOST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10634569.124637805" table:style-name="ce4">
            <text:p>10634569.12</text:p>
          </table:table-cell>
          <table:table-cell office:value-type="string" table:style-name="ce1">
            <text:p>AGOSTO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105449082.61036807" table:style-name="ce4">
            <text:p>105449082.6</text:p>
          </table:table-cell>
          <table:table-cell office:value-type="string" table:style-name="ce1">
            <text:p>SEPT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1603417.190964911" table:style-name="ce4">
            <text:p>11603417.19</text:p>
          </table:table-cell>
          <table:table-cell office:value-type="string" table:style-name="ce1">
            <text:p>SEPT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53772096.822308376" table:style-name="ce4">
            <text:p>53772096.82</text:p>
          </table:table-cell>
          <table:table-cell office:value-type="string" table:style-name="ce1">
            <text:p>SEPT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9894200.685197003" table:style-name="ce4">
            <text:p>49894200.69</text:p>
          </table:table-cell>
          <table:table-cell office:value-type="string" table:style-name="ce1">
            <text:p>SEPT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2101690.608967707" table:style-name="ce4">
            <text:p>22101690.61</text:p>
          </table:table-cell>
          <table:table-cell office:value-type="string" table:style-name="ce1">
            <text:p>SEPT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62668539.091997519" table:style-name="ce4">
            <text:p>62668539.09</text:p>
          </table:table-cell>
          <table:table-cell office:value-type="string" table:style-name="ce1">
            <text:p>SEPT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43504592.28022414" table:style-name="ce4">
            <text:p>343504592.3</text:p>
          </table:table-cell>
          <table:table-cell office:value-type="string" table:style-name="ce1">
            <text:p>SEPT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10224922.157142906" table:style-name="ce4">
            <text:p>10224922.16</text:p>
          </table:table-cell>
          <table:table-cell office:value-type="string" table:style-name="ce1">
            <text:p>SEPT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111637288.0471822" table:style-name="ce4">
            <text:p>111637288</text:p>
          </table:table-cell>
          <table:table-cell office:value-type="string" table:style-name="ce1">
            <text:p>OCTU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1646912.349819997" table:style-name="ce4">
            <text:p>11646912.35</text:p>
          </table:table-cell>
          <table:table-cell office:value-type="string" table:style-name="ce1">
            <text:p>OCTU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55568101.121732675" table:style-name="ce4">
            <text:p>55568101.12</text:p>
          </table:table-cell>
          <table:table-cell office:value-type="string" table:style-name="ce1">
            <text:p>OCTU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51837933.35091392" table:style-name="ce4">
            <text:p>51837933.35</text:p>
          </table:table-cell>
          <table:table-cell office:value-type="string" table:style-name="ce1">
            <text:p>OCTU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3443864.028897498" table:style-name="ce4">
            <text:p>23443864.03</text:p>
          </table:table-cell>
          <table:table-cell office:value-type="string" table:style-name="ce1">
            <text:p>OCTU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65509892.617767572" table:style-name="ce4">
            <text:p>65509892.62</text:p>
          </table:table-cell>
          <table:table-cell office:value-type="string" table:style-name="ce1">
            <text:p>OCTU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67521816.88990605" table:style-name="ce4">
            <text:p>367521816.9</text:p>
          </table:table-cell>
          <table:table-cell office:value-type="string" table:style-name="ce1">
            <text:p>OCTU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10271456.656130001" table:style-name="ce4">
            <text:p>10271456.66</text:p>
          </table:table-cell>
          <table:table-cell office:value-type="string" table:style-name="ce1">
            <text:p>OCTU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87931299.915855542" table:style-name="ce4">
            <text:p>87931299.92</text:p>
          </table:table-cell>
          <table:table-cell office:value-type="string" table:style-name="ce1">
            <text:p>NOV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9945057.9452280048" table:style-name="ce4">
            <text:p>9945057.945</text:p>
          </table:table-cell>
          <table:table-cell office:value-type="string" table:style-name="ce1">
            <text:p>NOV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3825670.84620931" table:style-name="ce4">
            <text:p>43825670.85</text:p>
          </table:table-cell>
          <table:table-cell office:value-type="string" table:style-name="ce1">
            <text:p>NOV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1637953.768712528" table:style-name="ce4">
            <text:p>41637953.77</text:p>
          </table:table-cell>
          <table:table-cell office:value-type="string" table:style-name="ce1">
            <text:p>NOV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19728887.825224802" table:style-name="ce4">
            <text:p>19728887.83</text:p>
          </table:table-cell>
          <table:table-cell office:value-type="string" table:style-name="ce1">
            <text:p>NOV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3704898.374289773" table:style-name="ce4">
            <text:p>53704898.37</text:p>
          </table:table-cell>
          <table:table-cell office:value-type="string" table:style-name="ce1">
            <text:p>NOV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88897981.46050596" table:style-name="ce4">
            <text:p>288897981.5</text:p>
          </table:table-cell>
          <table:table-cell office:value-type="string" table:style-name="ce1">
            <text:p>NOV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8134107.8476638943" table:style-name="ce4">
            <text:p>8134107.848</text:p>
          </table:table-cell>
          <table:table-cell office:value-type="string" table:style-name="ce1">
            <text:p>NOV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90254963.655616194" table:formula="of:=['https://edeeste-my.sharepoint.com/6. Portal de Transparencia/Portal de Transparencia 2024/Datos abiertos/Estadisticas de Energia Entregada y perdidas/ENERGIA ENTREGSDA POR PROVINCIAS 2017-2023 diciembre.xlsx'#ENERGIA_ENTREGSDA_POR_PROVINCIA.B836]" table:style-name="ce5">
            <text:p><text:s/>90,254,963.66<text:s/></text:p>
          </table:table-cell>
          <table:table-cell office:value-type="string" table:style-name="ce1">
            <text:p>DIC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0297136.159940701" table:formula="of:=['https://edeeste-my.sharepoint.com/6. Portal de Transparencia/Portal de Transparencia 2024/Datos abiertos/Estadisticas de Energia Entregada y perdidas/ENERGIA ENTREGSDA POR PROVINCIAS 2017-2023 diciembre.xlsx'#ENERGIA_ENTREGSDA_POR_PROVINCIA.B837]" table:style-name="ce5">
            <text:p><text:s/>10,297,136.16<text:s/></text:p>
          </table:table-cell>
          <table:table-cell office:value-type="string" table:style-name="ce1">
            <text:p>DIC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5536226.128495321" table:formula="of:=['https://edeeste-my.sharepoint.com/6. Portal de Transparencia/Portal de Transparencia 2024/Datos abiertos/Estadisticas de Energia Entregada y perdidas/ENERGIA ENTREGSDA POR PROVINCIAS 2017-2023 diciembre.xlsx'#ENERGIA_ENTREGSDA_POR_PROVINCIA.B838]" table:style-name="ce5">
            <text:p><text:s/>45,536,226.13<text:s/></text:p>
          </table:table-cell>
          <table:table-cell office:value-type="string" table:style-name="ce1">
            <text:p>DIC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2417500.832075797" table:formula="of:=['https://edeeste-my.sharepoint.com/6. Portal de Transparencia/Portal de Transparencia 2024/Datos abiertos/Estadisticas de Energia Entregada y perdidas/ENERGIA ENTREGSDA POR PROVINCIAS 2017-2023 diciembre.xlsx'#ENERGIA_ENTREGSDA_POR_PROVINCIA.B839]" table:style-name="ce5">
            <text:p><text:s/>42,417,500.83<text:s/></text:p>
          </table:table-cell>
          <table:table-cell office:value-type="string" table:style-name="ce1">
            <text:p>DIC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1184936.952513494" table:formula="of:=['https://edeeste-my.sharepoint.com/6. Portal de Transparencia/Portal de Transparencia 2024/Datos abiertos/Estadisticas de Energia Entregada y perdidas/ENERGIA ENTREGSDA POR PROVINCIAS 2017-2023 diciembre.xlsx'#ENERGIA_ENTREGSDA_POR_PROVINCIA.B840]" table:style-name="ce5">
            <text:p><text:s/>21,184,936.95<text:s/></text:p>
          </table:table-cell>
          <table:table-cell office:value-type="string" table:style-name="ce1">
            <text:p>DIC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4216937.912000977" table:formula="of:=['https://edeeste-my.sharepoint.com/6. Portal de Transparencia/Portal de Transparencia 2024/Datos abiertos/Estadisticas de Energia Entregada y perdidas/ENERGIA ENTREGSDA POR PROVINCIAS 2017-2023 diciembre.xlsx'#ENERGIA_ENTREGSDA_POR_PROVINCIA.B841]" table:style-name="ce5">
            <text:p><text:s/>54,216,937.91<text:s/></text:p>
          </table:table-cell>
          <table:table-cell office:value-type="string" table:style-name="ce1">
            <text:p>DIC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96084609.36868811" table:formula="of:=['https://edeeste-my.sharepoint.com/6. Portal de Transparencia/Portal de Transparencia 2024/Datos abiertos/Estadisticas de Energia Entregada y perdidas/ENERGIA ENTREGSDA POR PROVINCIAS 2017-2023 diciembre.xlsx'#ENERGIA_ENTREGSDA_POR_PROVINCIA.B842]" table:style-name="ce5">
            <text:p><text:s/>296,084,609.37<text:s/></text:p>
          </table:table-cell>
          <table:table-cell office:value-type="string" table:style-name="ce1">
            <text:p>DIC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8531603.0048853103" table:formula="of:=['https://edeeste-my.sharepoint.com/6. Portal de Transparencia/Portal de Transparencia 2024/Datos abiertos/Estadisticas de Energia Entregada y perdidas/ENERGIA ENTREGSDA POR PROVINCIAS 2017-2023 diciembre.xlsx'#ENERGIA_ENTREGSDA_POR_PROVINCIA.B843]" table:style-name="ce5">
            <text:p><text:s/>8,531,603.00<text:s/></text:p>
          </table:table-cell>
          <table:table-cell office:value-type="string" table:style-name="ce1">
            <text:p>DICIEMBRE</text:p>
          </table:table-cell>
          <table:table-cell office:value-type="float" office:value="2024" table:style-name="ce2">
            <text:p>20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84382689.97468406" table:style-name="ce5">
            <text:p><text:s/>84,382,689.97<text:s/></text:p>
          </table:table-cell>
          <table:table-cell office:value-type="string" table:style-name="ce1">
            <text:p>EN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9417083.0616701022" table:style-name="ce5">
            <text:p><text:s/>9,417,083.06<text:s/></text:p>
          </table:table-cell>
          <table:table-cell office:value-type="string" table:style-name="ce1">
            <text:p>EN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1038263.91494678" table:style-name="ce5">
            <text:p><text:s/>41,038,263.91<text:s/></text:p>
          </table:table-cell>
          <table:table-cell office:value-type="string" table:style-name="ce1">
            <text:p>EN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39562601.03871242" table:style-name="ce5">
            <text:p><text:s/>39,562,601.04<text:s/></text:p>
          </table:table-cell>
          <table:table-cell office:value-type="string" table:style-name="ce1">
            <text:p>EN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19399580.752032109" table:style-name="ce5">
            <text:p><text:s/>19,399,580.75<text:s/></text:p>
          </table:table-cell>
          <table:table-cell office:value-type="string" table:style-name="ce1">
            <text:p>EN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1459407.904519022" table:style-name="ce5">
            <text:p><text:s/>51,459,407.90<text:s/></text:p>
          </table:table-cell>
          <table:table-cell office:value-type="string" table:style-name="ce1">
            <text:p>EN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75622768.04443312" table:style-name="ce5">
            <text:p><text:s/>275,622,768.04<text:s/></text:p>
          </table:table-cell>
          <table:table-cell office:value-type="string" table:style-name="ce1">
            <text:p>EN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7701583.0829080949" table:style-name="ce5">
            <text:p><text:s/>7,701,583.08<text:s/></text:p>
          </table:table-cell>
          <table:table-cell office:value-type="string" table:style-name="ce1">
            <text:p>EN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76809217.989686847" table:style-name="ce5">
            <text:p><text:s/>76,809,217.99<text:s/></text:p>
          </table:table-cell>
          <table:table-cell office:value-type="string" table:style-name="ce1">
            <text:p>FEBR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8841981.6647676919" table:style-name="ce5">
            <text:p><text:s/>8,841,981.66<text:s/></text:p>
          </table:table-cell>
          <table:table-cell office:value-type="string" table:style-name="ce1">
            <text:p>FEBR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38513303.404985316" table:style-name="ce5">
            <text:p><text:s/>38,513,303.40<text:s/></text:p>
          </table:table-cell>
          <table:table-cell office:value-type="string" table:style-name="ce1">
            <text:p>FEBR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35860894.31744343" table:style-name="ce5">
            <text:p><text:s/>35,860,894.32<text:s/></text:p>
          </table:table-cell>
          <table:table-cell office:value-type="string" table:style-name="ce1">
            <text:p>FEBR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18046088.438545503" table:style-name="ce5">
            <text:p><text:s/>18,046,088.44<text:s/></text:p>
          </table:table-cell>
          <table:table-cell office:value-type="string" table:style-name="ce1">
            <text:p>FEBR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47766315.525489293" table:style-name="ce5">
            <text:p><text:s/>47,766,315.53<text:s/></text:p>
          </table:table-cell>
          <table:table-cell office:value-type="string" table:style-name="ce1">
            <text:p>FEBR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52460487.67046145" table:style-name="ce5">
            <text:p><text:s/>252,460,487.67<text:s/></text:p>
          </table:table-cell>
          <table:table-cell office:value-type="string" table:style-name="ce1">
            <text:p>FEBR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7119681.1278798021" table:style-name="ce5">
            <text:p><text:s/>7,119,681.13<text:s/></text:p>
          </table:table-cell>
          <table:table-cell office:value-type="string" table:style-name="ce1">
            <text:p>FEBRER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93710296.13388209" table:style-name="ce5">
            <text:p><text:s/>93,710,296.13<text:s/></text:p>
          </table:table-cell>
          <table:table-cell office:value-type="string" table:style-name="ce1">
            <text:p>MARZ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0741353.042735692" table:style-name="ce5">
            <text:p><text:s/>10,741,353.04<text:s/></text:p>
          </table:table-cell>
          <table:table-cell office:value-type="string" table:style-name="ce1">
            <text:p>MARZ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7829180.666109011" table:style-name="ce5">
            <text:p><text:s/>47,829,180.67<text:s/></text:p>
          </table:table-cell>
          <table:table-cell office:value-type="string" table:style-name="ce1">
            <text:p>MARZ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3069731.580777258" table:style-name="ce5">
            <text:p><text:s/>43,069,731.58<text:s/></text:p>
          </table:table-cell>
          <table:table-cell office:value-type="string" table:style-name="ce1">
            <text:p>MARZ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1714803.796185791" table:style-name="ce5">
            <text:p><text:s/>21,714,803.80<text:s/></text:p>
          </table:table-cell>
          <table:table-cell office:value-type="string" table:style-name="ce1">
            <text:p>MARZ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8499476.923258722" table:style-name="ce5">
            <text:p><text:s/>58,499,476.92<text:s/></text:p>
          </table:table-cell>
          <table:table-cell office:value-type="string" table:style-name="ce1">
            <text:p>MARZ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12775849.58461541" table:style-name="ce5">
            <text:p><text:s/>312,775,849.58<text:s/></text:p>
          </table:table-cell>
          <table:table-cell office:value-type="string" table:style-name="ce1">
            <text:p>MARZ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8575599.2669815943" table:style-name="ce5">
            <text:p><text:s/>8,575,599.27<text:s/></text:p>
          </table:table-cell>
          <table:table-cell office:value-type="string" table:style-name="ce1">
            <text:p>MARZ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87436069.394282207" table:style-name="ce5">
            <text:p><text:s/>87,436,069.39<text:s/></text:p>
          </table:table-cell>
          <table:table-cell office:value-type="string" table:style-name="ce1">
            <text:p>ABRIL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0231830.742674014" table:style-name="ce5">
            <text:p><text:s/>10,231,830.74<text:s/></text:p>
          </table:table-cell>
          <table:table-cell office:value-type="string" table:style-name="ce1">
            <text:p>ABRIL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46223682.254126273" table:style-name="ce5">
            <text:p><text:s/>46,223,682.25<text:s/></text:p>
          </table:table-cell>
          <table:table-cell office:value-type="string" table:style-name="ce1">
            <text:p>ABRIL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2284273.102088891" table:style-name="ce5">
            <text:p><text:s/>42,284,273.10<text:s/></text:p>
          </table:table-cell>
          <table:table-cell office:value-type="string" table:style-name="ce1">
            <text:p>ABRIL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0933149.995467104" table:style-name="ce5">
            <text:p><text:s/>20,933,150.00<text:s/></text:p>
          </table:table-cell>
          <table:table-cell office:value-type="string" table:style-name="ce1">
            <text:p>ABRIL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56612447.12002077" table:style-name="ce5">
            <text:p><text:s/>56,612,447.12<text:s/></text:p>
          </table:table-cell>
          <table:table-cell office:value-type="string" table:style-name="ce1">
            <text:p>ABRIL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299385155.88076979" table:style-name="ce5">
            <text:p><text:s/>299,385,155.88<text:s/></text:p>
          </table:table-cell>
          <table:table-cell office:value-type="string" table:style-name="ce1">
            <text:p>ABRIL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8459454.6723911986" table:style-name="ce5">
            <text:p><text:s/>8,459,454.67<text:s/></text:p>
          </table:table-cell>
          <table:table-cell office:value-type="string" table:style-name="ce1">
            <text:p>ABRIL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98958423.900005907" table:style-name="ce5">
            <text:p><text:s/>98,958,423.90<text:s/></text:p>
          </table:table-cell>
          <table:table-cell office:value-type="string" table:style-name="ce1">
            <text:p>MAY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1390453.042158902" table:style-name="ce5">
            <text:p><text:s/>11,390,453.04<text:s/></text:p>
          </table:table-cell>
          <table:table-cell office:value-type="string" table:style-name="ce1">
            <text:p>MAY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52595378.360240065" table:style-name="ce5">
            <text:p><text:s/>52,595,378.36<text:s/></text:p>
          </table:table-cell>
          <table:table-cell office:value-type="string" table:style-name="ce1">
            <text:p>MAY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6571004.07413955" table:style-name="ce5">
            <text:p><text:s/>46,571,004.07<text:s/></text:p>
          </table:table-cell>
          <table:table-cell office:value-type="string" table:style-name="ce1">
            <text:p>MAY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2372153.033477925" table:style-name="ce5">
            <text:p><text:s/>22,372,153.03<text:s/></text:p>
          </table:table-cell>
          <table:table-cell office:value-type="string" table:style-name="ce1">
            <text:p>MAY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61415158.381685212" table:style-name="ce5">
            <text:p><text:s/>61,415,158.38<text:s/></text:p>
          </table:table-cell>
          <table:table-cell office:value-type="string" table:style-name="ce1">
            <text:p>MAY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34403677.18200713" table:style-name="ce5">
            <text:p><text:s/>334,403,677.18<text:s/></text:p>
          </table:table-cell>
          <table:table-cell office:value-type="string" table:style-name="ce1">
            <text:p>MAY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9431214.8370430898" table:style-name="ce5">
            <text:p><text:s/>9,431,214.84<text:s/></text:p>
          </table:table-cell>
          <table:table-cell office:value-type="string" table:style-name="ce1">
            <text:p>MAY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96790288.599999994" table:style-name="ce5">
            <text:p><text:s/>96,790,288.60<text:s/></text:p>
          </table:table-cell>
          <table:table-cell office:value-type="string" table:style-name="ce1">
            <text:p>JUN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2233240.25" table:style-name="ce5">
            <text:p><text:s/>12,233,240.25<text:s/></text:p>
          </table:table-cell>
          <table:table-cell office:value-type="string" table:style-name="ce1">
            <text:p>JUN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54169033.200000003" table:style-name="ce5">
            <text:p><text:s/>54,169,033.20<text:s/></text:p>
          </table:table-cell>
          <table:table-cell office:value-type="string" table:style-name="ce1">
            <text:p>JUN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48577184.539999999" table:style-name="ce5">
            <text:p><text:s/>48,577,184.54<text:s/></text:p>
          </table:table-cell>
          <table:table-cell office:value-type="string" table:style-name="ce1">
            <text:p>JUN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2667663.32" table:style-name="ce5">
            <text:p><text:s/>22,667,663.32<text:s/></text:p>
          </table:table-cell>
          <table:table-cell office:value-type="string" table:style-name="ce1">
            <text:p>JUN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64709995.210000001" table:style-name="ce5">
            <text:p><text:s/>64,709,995.21<text:s/></text:p>
          </table:table-cell>
          <table:table-cell office:value-type="string" table:style-name="ce1">
            <text:p>JUN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29185156.31" table:style-name="ce5">
            <text:p><text:s/>329,185,156.31<text:s/></text:p>
          </table:table-cell>
          <table:table-cell office:value-type="string" table:style-name="ce1">
            <text:p>JUN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9899482.9800000004" table:style-name="ce5">
            <text:p><text:s/>9,899,482.98<text:s/></text:p>
          </table:table-cell>
          <table:table-cell office:value-type="string" table:style-name="ce1">
            <text:p>JUN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106432412.8823594" table:style-name="ce5">
            <text:p><text:s/>106,432,412.88<text:s/></text:p>
          </table:table-cell>
          <table:table-cell office:value-type="string" table:style-name="ce1">
            <text:p>JUL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3120367.788604703" table:style-name="ce5">
            <text:p><text:s/>13,120,367.79<text:s/></text:p>
          </table:table-cell>
          <table:table-cell office:value-type="string" table:style-name="ce1">
            <text:p>JUL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60536457.458458193" table:style-name="ce5">
            <text:p><text:s/>60,536,457.46<text:s/></text:p>
          </table:table-cell>
          <table:table-cell office:value-type="string" table:style-name="ce1">
            <text:p>JUL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53031830.341614157" table:style-name="ce5">
            <text:p><text:s/>53,031,830.34<text:s/></text:p>
          </table:table-cell>
          <table:table-cell office:value-type="string" table:style-name="ce1">
            <text:p>JUL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4226412.555567794" table:style-name="ce5">
            <text:p><text:s/>24,226,412.56<text:s/></text:p>
          </table:table-cell>
          <table:table-cell office:value-type="string" table:style-name="ce1">
            <text:p>JUL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70329328.56263645" table:style-name="ce5">
            <text:p><text:s/>70,329,328.56<text:s/></text:p>
          </table:table-cell>
          <table:table-cell office:value-type="string" table:style-name="ce1">
            <text:p>JUL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62216520.36438453" table:style-name="ce5">
            <text:p><text:s/>362,216,520.36<text:s/></text:p>
          </table:table-cell>
          <table:table-cell office:value-type="string" table:style-name="ce1">
            <text:p>JUL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10887390.384160703" table:style-name="ce5">
            <text:p><text:s/>10,887,390.38<text:s/></text:p>
          </table:table-cell>
          <table:table-cell office:value-type="string" table:style-name="ce1">
            <text:p>JULI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ISTRITO NACIONAL</text:p>
          </table:table-cell>
          <table:table-cell office:value-type="float" office:value="112701952.78825936" table:style-name="ce5">
            <text:p><text:s/>112,701,952.79<text:s/></text:p>
          </table:table-cell>
          <table:table-cell office:value-type="string" table:style-name="ce1">
            <text:p>AGOST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HATO MAYOR</text:p>
          </table:table-cell>
          <table:table-cell office:value-type="float" office:value="13588225.626535807" table:style-name="ce5">
            <text:p><text:s/>13,588,225.63<text:s/></text:p>
          </table:table-cell>
          <table:table-cell office:value-type="string" table:style-name="ce1">
            <text:p>AGOSTO</text:p>
          </table:table-cell>
          <table:table-cell office:value-type="float" office:value="2025" table:style-name="ce2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 ALTAGRACIA</text:p>
          </table:table-cell>
          <table:table-cell office:value-type="float" office:value="62615378.351711482" table:style-name="ce5">
            <text:p><text:s/>62,615,378.35<text:s/></text:p>
          </table:table-cell>
          <table:table-cell office:value-type="string" table:style-name="ce1">
            <text:p>AGOSTO</text:p>
          </table:table-cell>
          <table:table-cell office:value-type="float" office:value="2025" table:style-name="ce2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LA ROMANA</text:p>
          </table:table-cell>
          <table:table-cell office:value-type="float" office:value="55495258.559462592" table:style-name="ce5">
            <text:p><text:s/>55,495,258.56<text:s/></text:p>
          </table:table-cell>
          <table:table-cell office:value-type="string" table:style-name="ce1">
            <text:p>AGOSTO</text:p>
          </table:table-cell>
          <table:table-cell office:value-type="float" office:value="2025" table:style-name="ce2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MONTE PLATA</text:p>
          </table:table-cell>
          <table:table-cell office:value-type="float" office:value="25504652.892171804" table:style-name="ce5">
            <text:p><text:s/>25,504,652.89<text:s/></text:p>
          </table:table-cell>
          <table:table-cell office:value-type="string" table:style-name="ce1">
            <text:p>AGOSTO</text:p>
          </table:table-cell>
          <table:table-cell office:value-type="float" office:value="2025" table:style-name="ce2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SAN PEDRO DE MACORIS</text:p>
          </table:table-cell>
          <table:table-cell office:value-type="float" office:value="70753534.455611154" table:style-name="ce5">
            <text:p><text:s/>70,753,534.46<text:s/></text:p>
          </table:table-cell>
          <table:table-cell office:value-type="string" table:style-name="ce1">
            <text:p>AGOSTO</text:p>
          </table:table-cell>
          <table:table-cell office:value-type="float" office:value="2025" table:style-name="ce2">
            <text:p>20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SANTO DOMINGO</text:p>
          </table:table-cell>
          <table:table-cell office:value-type="float" office:value="385826029.98410875" table:style-name="ce5">
            <text:p><text:s/>385,826,029.98<text:s/></text:p>
          </table:table-cell>
          <table:table-cell office:value-type="string" table:style-name="ce1">
            <text:p>AGOSTO</text:p>
          </table:table-cell>
          <table:table-cell office:value-type="float" office:value="2025" table:style-name="ce2">
            <text:p>2025</text:p>
          </table:table-cell>
          <table:table-cell office:value-type="string" table:style-name="ce1">
            <text:p><text:s/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EL SEIBO</text:p>
          </table:table-cell>
          <table:table-cell office:value-type="float" office:value="10927127.048528286" table:style-name="ce5">
            <text:p><text:s/>10,927,127.05<text:s/></text:p>
          </table:table-cell>
          <table:table-cell office:value-type="string" table:style-name="ce1">
            <text:p>AGOSTO</text:p>
          </table:table-cell>
          <table:table-cell office:value-type="float" office:value="2025" table:style-name="ce2">
            <text:p>2025</text:p>
          </table:table-cell>
          <table:table-cell table:number-columns-repeated="16380" table:style-name="ce1"/>
        </table:table-row>
        <table:table-row table:number-rows-repeated="1047674" table:style-name="ro1">
          <table:table-cell table:number-columns-repeated="16384"/>
        </table:table-row>
      </table:table>
      <table:table table:name="'https://edeeste-my.sharepoint.com/6.%20Portal%20de%20Transparencia/Portal%20de%20Transparencia%202024/Datos%20abiertos/Estadisticas%20de%20Energia%20Entregada%20y%20perdidas/ENERGIA%20ENTREGSDA%20POR%20PROVINCIAS%202017-2023%20diciembre.xlsx'#ENERGIA_ENTREGSDA_POR_PROVINCIA" table:style-name="ta2">
        <table:table-source xlink:href="https://edeeste-my.sharepoint.com/6.%20Portal%20de%20Transparencia/Portal%20de%20Transparencia%202024/Datos%20abiertos/Estadisticas%20de%20Energia%20Entregada%20y%20perdidas/ENERGIA%20ENTREGSDA%20POR%20PROVINCIAS%202017-2023%20diciembre.xlsx" table:table-name="ENERGIA_ENTREGSDA_POR_PROVINCIA" table:mode="copy-results-only"/>
        <table:table-column/>
        <table:table-row table:number-rows-repeated="835">
          <table:table-cell table:number-columns-repeated="16384"/>
        </table:table-row>
        <table:table-row>
          <table:table-cell/>
          <table:table-cell office:value-type="float" office:value="90254963.655616194"/>
          <table:table-cell table:number-columns-repeated="16382"/>
        </table:table-row>
        <table:table-row>
          <table:table-cell/>
          <table:table-cell office:value-type="float" office:value="10297136.159940701"/>
          <table:table-cell table:number-columns-repeated="16382"/>
        </table:table-row>
        <table:table-row>
          <table:table-cell/>
          <table:table-cell office:value-type="float" office:value="45536226.128495321"/>
          <table:table-cell table:number-columns-repeated="16382"/>
        </table:table-row>
        <table:table-row>
          <table:table-cell/>
          <table:table-cell office:value-type="float" office:value="42417500.832075797"/>
          <table:table-cell table:number-columns-repeated="16382"/>
        </table:table-row>
        <table:table-row>
          <table:table-cell/>
          <table:table-cell office:value-type="float" office:value="21184936.952513494"/>
          <table:table-cell table:number-columns-repeated="16382"/>
        </table:table-row>
        <table:table-row>
          <table:table-cell/>
          <table:table-cell office:value-type="float" office:value="54216937.912000977"/>
          <table:table-cell table:number-columns-repeated="16382"/>
        </table:table-row>
        <table:table-row>
          <table:table-cell/>
          <table:table-cell office:value-type="float" office:value="296084609.36868811"/>
          <table:table-cell table:number-columns-repeated="16382"/>
        </table:table-row>
        <table:table-row>
          <table:table-cell/>
          <table:table-cell office:value-type="float" office:value="8531603.0048853103"/>
          <table:table-cell table:number-columns-repeated="16382"/>
        </table:table-row>
        <table:table-row table:number-rows-repeated="1047733">
          <table:table-cell table:number-columns-repeated="16382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Roderys Aguasvivas</meta:initial-creator>
    <dc:creator>Bryan Orlando Alcequiez Santana</dc:creator>
    <meta:creation-date>2022-05-04T17:05:09Z</meta:creation-date>
    <dc:date>2025-09-10T14:45:15Z</dc:date>
  </office:meta>
</office:document-meta>
</file>